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059a" officeooo:paragraph-rsid="0005059a"/>
    </style:style>
    <style:style style:name="P2" style:family="paragraph" style:parent-style-name="Text_20_body">
      <style:text-properties officeooo:paragraph-rsid="0005059a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5" style:family="paragraph" style:parent-style-name="Standard">
      <style:text-properties officeooo:rsid="0005059a" officeooo:paragraph-rsid="0005059a"/>
    </style:style>
    <style:style style:name="P6" style:family="paragraph" style:parent-style-name="Standard">
      <style:text-properties officeooo:rsid="0005059a" officeooo:paragraph-rsid="0005059a"/>
    </style:style>
    <style:style style:name="P7" style:family="paragraph" style:parent-style-name="Standard">
      <style:text-properties officeooo:rsid="00089bd1" officeooo:paragraph-rsid="00089bd1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5059a" officeooo:paragraph-rsid="0005059a" style:font-size-asian="18pt" style:font-weight-asian="bold" style:font-size-complex="18pt" style:font-weight-complex="bold"/>
    </style:style>
    <style:style style:name="P9" style:family="paragraph" style:parent-style-name="Standard">
      <style:text-properties style:text-position="0% 100%" fo:font-size="12pt" officeooo:rsid="0005059a" officeooo:paragraph-rsid="0005059a" style:font-size-asian="12pt" style:font-size-complex="12pt"/>
    </style:style>
    <style:style style:name="P10" style:family="paragraph" style:parent-style-name="Standard">
      <style:text-properties style:font-name="Liberation Serif" fo:font-size="12pt" fo:font-weight="normal" officeooo:rsid="00089bd1" officeooo:paragraph-rsid="00089bd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.499cm" loext:contextual-spacing="false"/>
    </style:style>
    <style:style style:name="P13" style:family="paragraph" style:parent-style-name="Text_20_body">
      <style:text-properties officeooo:paragraph-rsid="00089bd1"/>
    </style:style>
    <style:style style:name="P14" style:family="paragraph" style:parent-style-name="Text_20_body">
      <style:text-properties officeooo:rsid="00089bd1" officeooo:paragraph-rsid="00089bd1"/>
    </style:style>
    <style:style style:name="P15" style:family="paragraph" style:parent-style-name="Text_20_body">
      <style:text-properties officeooo:paragraph-rsid="0005059a"/>
    </style:style>
    <style:style style:name="P16" style:family="paragraph" style:parent-style-name="Text_20_body">
      <style:text-properties style:font-name="Liberation Serif" fo:font-size="12pt" officeooo:paragraph-rsid="0013da1f" style:font-size-asian="12pt" style:font-size-complex="12pt"/>
    </style:style>
    <style:style style:name="P17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" fo:font-size="12pt" fo:font-weight="normal" officeooo:rsid="0005059a" officeooo:paragraph-rsid="0005059a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Liberation Serif" fo:font-size="12pt" fo:font-weight="normal" officeooo:paragraph-rsid="0005059a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Liberation Serif" fo:font-size="12pt" fo:font-weight="normal" officeooo:paragraph-rsid="000bc5d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Liberation Serif" fo:font-size="12pt" fo:font-weight="normal" officeooo:paragraph-rsid="00089bd1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12pt" fo:font-weight="normal" officeooo:paragraph-rsid="000d8089" style:font-size-asian="12pt" style:font-weight-asian="normal" style:font-size-complex="12pt" style:font-weight-complex="normal"/>
    </style:style>
    <style:style style:name="P23" style:family="paragraph" style:parent-style-name="Text_20_body">
      <style:text-properties officeooo:rsid="0005059a" officeooo:paragraph-rsid="0005059a"/>
    </style:style>
    <style:style style:name="P24" style:family="paragraph" style:parent-style-name="Text_20_body">
      <style:text-properties officeooo:rsid="0005059a" officeooo:paragraph-rsid="00159067"/>
    </style:style>
    <style:style style:name="P25" style:family="paragraph" style:parent-style-name="Text_20_body">
      <style:text-properties officeooo:paragraph-rsid="000bc5d5"/>
    </style:style>
    <style:style style:name="P26" style:family="paragraph" style:parent-style-name="Text_20_body">
      <style:paragraph-properties fo:text-align="center" style:justify-single-word="false"/>
      <style:text-properties fo:font-size="18pt" fo:font-weight="bold" officeooo:rsid="0005059a" officeooo:paragraph-rsid="0005059a" style:font-size-asian="18pt" style:font-weight-asian="bold" style:font-size-complex="18pt" style:font-weight-complex="bold"/>
    </style:style>
    <style:style style:name="P27" style:family="paragraph" style:parent-style-name="Text_20_body">
      <style:text-properties officeooo:rsid="000bc5d5" officeooo:paragraph-rsid="000bc5d5"/>
    </style:style>
    <style:style style:name="P28" style:family="paragraph" style:parent-style-name="Text_20_body">
      <style:text-properties officeooo:paragraph-rsid="0013da1f"/>
    </style:style>
    <style:style style:name="P29" style:family="paragraph" style:parent-style-name="Text_20_body">
      <style:text-properties officeooo:paragraph-rsid="00159067"/>
    </style:style>
    <style:style style:name="P30" style:family="paragraph" style:parent-style-name="Text_20_body">
      <style:text-properties officeooo:paragraph-rsid="00171827"/>
    </style:style>
    <style:style style:name="P31" style:family="paragraph" style:parent-style-name="Text_20_body">
      <style:paragraph-properties fo:margin-top="0cm" fo:margin-bottom="0cm" loext:contextual-spacing="false"/>
    </style:style>
    <style:style style:name="P32" style:family="paragraph" style:parent-style-name="Text_20_body">
      <style:paragraph-properties fo:margin-top="0cm" fo:margin-bottom="0cm" loext:contextual-spacing="false"/>
      <style:text-properties officeooo:rsid="00089bd1" officeooo:paragraph-rsid="00089bd1"/>
    </style:style>
    <style:style style:name="P33" style:family="paragraph" style:parent-style-name="Text_20_body">
      <style:paragraph-properties fo:margin-top="0cm" fo:margin-bottom="0cm" loext:contextual-spacing="false"/>
      <style:text-properties officeooo:rsid="0008bdc3" officeooo:paragraph-rsid="0008bdc3"/>
    </style:style>
    <style:style style:name="P34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89bd1" officeooo:paragraph-rsid="00089bd1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89bd1" officeooo:paragraph-rsid="00159067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paragraph-rsid="0013da1f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8bdc3" officeooo:paragraph-rsid="0008bdc3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paragraph-rsid="0008bdc3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officeooo:paragraph-rsid="0013da1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43" style:family="paragraph" style:parent-style-name="Text_20_body">
      <style:paragraph-properties fo:margin-top="0cm" fo:margin-bottom="0cm" loext:contextual-spacing="false"/>
      <style:text-properties style:font-name="Liberation Serif" fo:font-size="12pt" officeooo:paragraph-rsid="0013da1f" style:font-size-asian="12pt" style:font-size-complex="12pt"/>
    </style:style>
    <style:style style:name="P44" style:family="paragraph" style:parent-style-name="Text_20_body">
      <style:paragraph-properties fo:margin-top="0cm" fo:margin-bottom="0cm" loext:contextual-spacing="false"/>
      <style:text-properties style:font-name="Liberation Serif" fo:font-size="12pt" officeooo:rsid="0008bdc3" officeooo:paragraph-rsid="0008bdc3" style:font-size-asian="12pt" style:font-size-complex="12pt"/>
    </style:style>
    <style:style style:name="P45" style:family="paragraph" style:parent-style-name="Text_20_body">
      <style:paragraph-properties fo:margin-top="0cm" fo:margin-bottom="0cm" loext:contextual-spacing="false"/>
      <style:text-properties style:font-name="Liberation Serif" fo:font-size="12pt" officeooo:paragraph-rsid="0008bdc3" style:font-size-asian="12pt" style:font-size-complex="12pt"/>
    </style:style>
    <style:style style:name="P46" style:family="paragraph" style:parent-style-name="Text_20_body">
      <style:paragraph-properties fo:margin-top="0cm" fo:margin-bottom="0cm" loext:contextual-spacing="false"/>
      <style:text-properties style:font-name="Liberation Serif" officeooo:rsid="00089bd1" officeooo:paragraph-rsid="00089bd1"/>
    </style:style>
    <style:style style:name="P47" style:family="paragraph" style:parent-style-name="Text_20_body">
      <style:paragraph-properties fo:margin-top="0cm" fo:margin-bottom="0cm" loext:contextual-spacing="false"/>
      <style:text-properties style:font-name="Liberation Serif" officeooo:rsid="0008bdc3"/>
    </style:style>
    <style:style style:name="P48" style:family="paragraph" style:parent-style-name="Text_20_body">
      <style:paragraph-properties fo:margin-top="0cm" fo:margin-bottom="0cm" loext:contextual-spacing="false"/>
      <style:text-properties style:font-name="Liberation Serif" officeooo:rsid="0008bdc3" officeooo:paragraph-rsid="0008bdc3"/>
    </style:style>
    <style:style style:name="P49" style:family="paragraph" style:parent-style-name="Text_20_body">
      <style:paragraph-properties fo:margin-top="0cm" fo:margin-bottom="0cm" loext:contextual-spacing="false"/>
      <style:text-properties officeooo:paragraph-rsid="000bc5d5"/>
    </style:style>
    <style:style style:name="P50" style:family="paragraph" style:parent-style-name="Text_20_body">
      <style:paragraph-properties fo:margin-top="0cm" fo:margin-bottom="0cm" loext:contextual-spacing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cm" loext:contextual-spacing="false"/>
      <style:text-properties officeooo:paragraph-rsid="000c8269"/>
    </style:style>
    <style:style style:name="P52" style:family="paragraph" style:parent-style-name="Text_20_body">
      <style:paragraph-properties fo:margin-top="0cm" fo:margin-bottom="0cm" loext:contextual-spacing="false"/>
      <style:text-properties officeooo:paragraph-rsid="0013da1f"/>
    </style:style>
    <style:style style:name="P53" style:family="paragraph" style:parent-style-name="Text_20_body">
      <style:paragraph-properties fo:margin-top="0cm" fo:margin-bottom="0cm" loext:contextual-spacing="false"/>
      <style:text-properties officeooo:paragraph-rsid="0008bdc3"/>
    </style:style>
    <style:style style:name="P5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8pt" fo:font-weight="bold" officeooo:paragraph-rsid="00089bd1" style:font-size-asian="18pt" style:font-weight-asian="bold" style:font-size-complex="18pt" style:font-weight-complex="bold"/>
    </style:style>
    <style:style style:name="P55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56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font-size="18pt" fo:font-weight="bold" officeooo:rsid="0008bdc3" officeooo:paragraph-rsid="0008bdc3" style:font-size-asian="18pt" style:font-weight-asian="bold" style:font-size-complex="18pt" style:font-weight-complex="bold"/>
    </style:style>
    <style:style style:name="P57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erif"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58" style:family="paragraph" style:parent-style-name="Text_20_body">
      <style:paragraph-properties fo:break-before="page"/>
    </style:style>
    <style:style style:name="P59" style:family="paragraph" style:parent-style-name="Text_20_body">
      <style:paragraph-properties fo:text-align="center" style:justify-single-word="false" fo:break-before="page"/>
      <style:text-properties fo:font-size="18pt" fo:font-weight="bold" officeooo:rsid="0005059a" officeooo:paragraph-rsid="0005059a" style:font-size-asian="18pt" style:font-weight-asian="bold" style:font-size-complex="18pt" style:font-weight-complex="bold"/>
    </style:style>
    <style:style style:name="P60" style:family="paragraph" style:parent-style-name="Text_20_body">
      <style:paragraph-properties fo:text-align="center" style:justify-single-word="false" fo:break-before="page"/>
      <style:text-properties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61" style:family="paragraph" style:parent-style-name="Text_20_body">
      <style:paragraph-properties fo:break-before="page"/>
      <style:text-properties officeooo:paragraph-rsid="0005059a"/>
    </style:style>
    <style:style style:name="P62" style:family="paragraph" style:parent-style-name="Heading_20_2">
      <style:text-properties officeooo:rsid="0005059a" officeooo:paragraph-rsid="0005059a"/>
    </style:style>
    <style:style style:name="P63" style:family="paragraph" style:parent-style-name="Heading_20_2">
      <style:text-properties officeooo:rsid="0005059a" officeooo:paragraph-rsid="000bc5d5"/>
    </style:style>
    <style:style style:name="P64" style:family="paragraph" style:parent-style-name="Heading_20_2">
      <style:text-properties officeooo:paragraph-rsid="0005059a"/>
    </style:style>
    <style:style style:name="P65" style:family="paragraph" style:parent-style-name="Heading_20_2">
      <style:text-properties officeooo:rsid="00089bd1" officeooo:paragraph-rsid="00089bd1"/>
    </style:style>
    <style:style style:name="P66" style:family="paragraph" style:parent-style-name="Heading_20_2">
      <style:text-properties officeooo:paragraph-rsid="00089bd1"/>
    </style:style>
    <style:style style:name="P67" style:family="paragraph" style:parent-style-name="Heading_20_2">
      <style:text-properties officeooo:paragraph-rsid="000bc5d5"/>
    </style:style>
    <style:style style:name="P68" style:family="paragraph" style:parent-style-name="Heading_20_2">
      <style:text-properties style:font-name="Liberation Serif" fo:font-size="12pt" officeooo:rsid="0005059a" officeooo:paragraph-rsid="0005059a" style:font-size-asian="12pt" style:font-size-complex="12pt"/>
    </style:style>
    <style:style style:name="P69" style:family="paragraph" style:parent-style-name="Heading_20_2">
      <style:text-properties style:font-name="Liberation Serif" fo:font-size="12pt" fo:font-weight="normal" officeooo:rsid="0005059a" officeooo:paragraph-rsid="0005059a" style:font-size-asian="12pt" style:font-weight-asian="normal" style:font-size-complex="12pt" style:font-weight-complex="normal"/>
    </style:style>
    <style:style style:name="P70" style:family="paragraph" style:parent-style-name="Heading_20_2">
      <style:paragraph-properties fo:margin-top="0cm" fo:margin-bottom="0cm" loext:contextual-spacing="false"/>
    </style:style>
    <style:style style:name="P71" style:family="paragraph" style:parent-style-name="Heading_20_2">
      <style:paragraph-properties fo:margin-top="0cm" fo:margin-bottom="0cm" loext:contextual-spacing="false"/>
      <style:text-properties officeooo:rsid="00089bd1" officeooo:paragraph-rsid="00089bd1"/>
    </style:style>
    <style:style style:name="P72" style:family="paragraph" style:parent-style-name="Heading_20_2">
      <style:paragraph-properties fo:margin-top="0cm" fo:margin-bottom="0cm" loext:contextual-spacing="false"/>
      <style:text-properties officeooo:rsid="0008bdc3" officeooo:paragraph-rsid="0008bdc3"/>
    </style:style>
    <style:style style:name="P73" style:family="paragraph" style:parent-style-name="Heading_20_2">
      <style:paragraph-properties fo:margin-top="0cm" fo:margin-bottom="0cm" loext:contextual-spacing="false"/>
      <style:text-properties officeooo:rsid="0008bdc3" officeooo:paragraph-rsid="00159067"/>
    </style:style>
    <style:style style:name="P74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5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officeooo:rsid="0005059a" officeooo:paragraph-rsid="000bc5d5" style:font-size-asian="12pt" style:font-weight-asian="normal" style:font-size-complex="12pt" style:font-weight-complex="normal"/>
    </style:style>
    <style:style style:name="P76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officeooo:paragraph-rsid="000d8089" style:font-size-asian="12pt" style:font-weight-asian="normal" style:font-size-complex="12pt" style:font-weight-complex="normal"/>
    </style:style>
    <style:style style:name="P77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officeooo:rsid="0008bdc3" officeooo:paragraph-rsid="0008bdc3" style:font-size-asian="12pt" style:font-weight-asian="normal" style:font-size-complex="12pt" style:font-weight-complex="normal"/>
    </style:style>
    <style:style style:name="P78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officeooo:paragraph-rsid="0008bdc3" style:font-size-asian="12pt" style:font-weight-asian="normal" style:font-size-complex="12pt" style:font-weight-complex="normal"/>
    </style:style>
    <style:style style:name="P79" style:family="paragraph" style:parent-style-name="Heading_20_2">
      <style:paragraph-properties fo:margin-top="0cm" fo:margin-bottom="0cm" loext:contextual-spacing="false"/>
      <style:text-properties style:font-name="Liberation Serif" fo:font-size="12pt" officeooo:rsid="0008bdc3" officeooo:paragraph-rsid="0013da1f" style:font-size-asian="12pt" style:font-size-complex="12pt"/>
    </style:style>
    <style:style style:name="P80" style:family="paragraph" style:parent-style-name="Heading_20_2">
      <style:paragraph-properties fo:margin-top="0cm" fo:margin-bottom="0cm" loext:contextual-spacing="false"/>
      <style:text-properties fo:font-size="12pt" officeooo:rsid="0008bdc3" officeooo:paragraph-rsid="0008bdc3" style:font-size-asian="12pt" style:font-size-complex="12pt"/>
    </style:style>
    <style:style style:name="P81" style:family="paragraph" style:parent-style-name="Heading_20_2">
      <style:paragraph-properties fo:margin-top="0cm" fo:margin-bottom="0cm" loext:contextual-spacing="false"/>
      <style:text-properties officeooo:paragraph-rsid="000d8089"/>
    </style:style>
    <style:style style:name="P82" style:family="paragraph" style:parent-style-name="Heading_20_2">
      <style:paragraph-properties fo:margin-top="0cm" fo:margin-bottom="0cm" loext:contextual-spacing="false"/>
      <style:text-properties officeooo:paragraph-rsid="00089bd1"/>
    </style:style>
    <style:style style:name="P83" style:family="paragraph" style:parent-style-name="Heading_20_2">
      <style:paragraph-properties fo:margin-top="0cm" fo:margin-bottom="0cm" loext:contextual-spacing="false"/>
      <style:text-properties officeooo:paragraph-rsid="0008bdc3"/>
    </style:style>
    <style:style style:name="P84" style:family="paragraph" style:parent-style-name="Heading_20_2" style:list-style-name="">
      <style:paragraph-properties fo:margin-top="0cm" fo:margin-bottom="0cm" loext:contextual-spacing="false"/>
    </style:style>
    <style:style style:name="P85" style:family="paragraph" style:parent-style-name="Heading_20_2">
      <style:paragraph-properties fo:margin-top="0cm" fo:margin-bottom="0cm" loext:contextual-spacing="false" fo:break-before="page"/>
    </style:style>
    <style:style style:name="P86" style:family="paragraph" style:parent-style-name="Heading_20_2">
      <style:paragraph-properties fo:margin-top="0cm" fo:margin-bottom="0cm" loext:contextual-spacing="false" fo:text-align="center" style:justify-single-word="false" fo:break-before="page"/>
      <style:text-properties officeooo:paragraph-rsid="00089bd1"/>
    </style:style>
    <style:style style:name="P87" style:family="paragraph" style:parent-style-name="Heading_20_2">
      <style:paragraph-properties fo:margin-top="0cm" fo:margin-bottom="0cm" loext:contextual-spacing="false" fo:text-align="center" style:justify-single-word="false" fo:break-before="page"/>
      <style:text-properties fo:font-size="18pt" fo:font-weight="bold" officeooo:rsid="0013da1f" officeooo:paragraph-rsid="0013da1f" style:font-size-asian="18pt" style:font-weight-asian="bold" style:font-size-complex="18pt" style:font-weight-complex="bold"/>
    </style:style>
    <style:style style:name="P88" style:family="paragraph" style:parent-style-name="Heading_20_2">
      <style:paragraph-properties fo:text-align="center" style:justify-single-word="false" fo:break-before="page"/>
      <style:text-properties officeooo:paragraph-rsid="0008bdc3"/>
    </style:style>
    <style:style style:name="T1" style:family="text">
      <style:text-properties officeooo:rsid="00089bd1"/>
    </style:style>
    <style:style style:name="T2" style:family="text">
      <style:text-properties officeooo:rsid="0008bdc3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5059a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0c18f1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c8269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d8089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89bd1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1223ab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0% 100%" fo:font-size="12pt" style:font-size-asian="12pt" style:font-size-complex="12pt"/>
    </style:style>
    <style:style style:name="T15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000000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officeooo:rsid="000c18f1"/>
    </style:style>
    <style:style style:name="T20" style:family="text"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officeooo:rsid="000c8269"/>
    </style:style>
    <style:style style:name="T22" style:family="text">
      <style:text-properties fo:font-size="18pt" officeooo:rsid="00089bd1" style:font-size-asian="18pt" style:font-size-complex="18pt"/>
    </style:style>
    <style:style style:name="T23" style:family="text">
      <style:text-properties officeooo:rsid="001223ab"/>
    </style:style>
    <style:style style:name="T24" style:family="text">
      <style:text-properties officeooo:rsid="0013da1f"/>
    </style:style>
    <style:style style:name="T25" style:family="text">
      <style:text-properties officeooo:rsid="00159067"/>
    </style:style>
    <style:style style:name="T26" style:family="text">
      <style:text-properties fo:color="#0000cc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gular </text:p>
      <text:p text:style-name="P5"/>
      <text:p text:style-name="P5"><text:a xlink:type="simple" xlink:href="https://angular-update-guide.firebaseapp.com/" text:style-name="Internet_20_link" text:visited-style-name="Visited_20_Internet_20_Link"><text:span text:style-name="T14">https://angular-update-guide.firebaseapp.com/</text:span></text:a></text:p>
      <text:p text:style-name="P5"><text:span text:style-name="T14"/></text:p>
      <text:p text:style-name="P5"><text:span text:style-name="T14"/></text:p>
      <text:p text:style-name="P5"><text:a xlink:type="simple" xlink:href="https://www.primefaces.org/primeng/#/" text:style-name="Internet_20_link" text:visited-style-name="Visited_20_Internet_20_Link"><text:span text:style-name="T14">Dynamically Creating Components With Angular</text:span></text:a><text:span text:style-name="T14"> </text:span></text:p>
      <text:p text:style-name="P9"/>
      <text:h text:style-name="P62" text:outline-level="2"><text:a xlink:type="simple" xlink:href="https://www.primefaces.org/primeng/#/" text:style-name="Internet_20_link" text:visited-style-name="Visited_20_Internet_20_Link"><text:span text:style-name="T15">Un énorme framework pour Angular 2 qui explose bootstrap</text:span></text:a></text:h>
      <text:p text:style-name="P1"><text:span text:style-name="T15"/></text:p>
      <text:h text:style-name="P62" text:outline-level="2"><text:a xlink:type="simple" xlink:href="https://www.occitech.fr/blog/2014/06/adoptez-la-syntaxe-controller-as-angularjs/" text:style-name="Internet_20_link" text:visited-style-name="Visited_20_Internet_20_Link"><text:span text:style-name="T15">Passez sur la syntax Controller as !!</text:span></text:a></text:h>
      <text:p text:style-name="P17">Important ! ça facilitera pour passer sur Angular 2 qui a complètement oblitéré la notion de scope :)</text:p>
      <text:h text:style-name="P67" text:outline-level="2"><text:a xlink:type="simple" xlink:href="https://www.tinci.fr/blog/apprendre-angular-en-un-jour-le-guide-ultime/" text:style-name="Internet_20_link" text:visited-style-name="Visited_20_Internet_20_Link"><text:span text:style-name="T6">angular en un jour</text:span></text:a></text:h>
      <text:p text:style-name="P25"><text:span text:style-name="T6"/></text:p>
      <text:h text:style-name="P67" text:outline-level="2"><text:a xlink:type="simple" xlink:href="http://atomrace.com/deployer-votre-app-angularjs-sur-heroku/" text:style-name="Internet_20_link" text:visited-style-name="Visited_20_Internet_20_Link"><text:span text:style-name="T5">Déployer votre app Angular sur Heroku</text:span></text:a></text:h>
      <text:h text:style-name="P64" text:outline-level="2"><text:a xlink:type="simple" xlink:href="http://atomrace.com/accelerer-votre-app-angular/" text:style-name="Internet_20_link" text:visited-style-name="Visited_20_Internet_20_Link"><text:span text:style-name="T5"/></text:a></text:h>
      <text:h text:style-name="P64" text:outline-level="2"><text:a xlink:type="simple" xlink:href="http://atomrace.com/accelerer-votre-app-angular/" text:style-name="Internet_20_link" text:visited-style-name="Visited_20_Internet_20_Link"><text:span text:style-name="T5">Accélérer votre app Angular</text:span></text:a></text:h>
      <text:p text:style-name="P2"><text:span text:style-name="T5"/></text:p>
      <text:h text:style-name="P64" text:outline-level="2"><text:a xlink:type="simple" xlink:href="http://maxlab.fr/javascript/les-animations-avec-angularjs/" text:style-name="Internet_20_link" text:visited-style-name="Visited_20_Internet_20_Link"><text:span text:style-name="T5">Animations avec AngularJS</text:span></text:a></text:h>
      <text:p text:style-name="P2"><text:span text:style-name="T5"/></text:p>
      <text:h text:style-name="P67" text:outline-level="2"><text:a xlink:type="simple" xlink:href="https://angular.io/docs/ts/latest/tutorial/" text:style-name="Internet_20_link" text:visited-style-name="Visited_20_Internet_20_Link"><text:span text:style-name="T5">LE tuto pour débuter Angular 2</text:span></text:a></text:h>
      <text:p text:style-name="P25"><text:span text:style-name="T5"/></text:p>
      <text:h text:style-name="P64" text:outline-level="2"><text:a xlink:type="simple" xlink:href="https://www.youtube.com/watch?v=r7EhBTPlQkk&amp;amp;list=PL55RiY5tL51rslbEyCA6Gm2mRQ9VJxAYh" text:style-name="Internet_20_link" text:visited-style-name="Visited_20_Internet_20_Link"><text:span text:style-name="T5">Un tuto Angular2 sympa et en vidéo. (à faire après le premier tuto)</text:span></text:a></text:h>
      <text:h text:style-name="P64" text:outline-level="2"><text:a xlink:type="simple" xlink:href="http://wkoza.developpez.com/tutoriels/angular/introduction/" text:style-name="Internet_20_link" text:visited-style-name="Visited_20_Internet_20_Link"><text:span text:style-name="T5">Tuto de 15min</text:span></text:a></text:h>
      <text:h text:style-name="P64" text:outline-level="2"><text:a xlink:type="simple" xlink:href="https://github.com/hyphaene/AngularJS-Learning" text:style-name="Internet_20_link" text:visited-style-name="Visited_20_Internet_20_Link"><text:span text:style-name="T5">AngularJs Learning (Github Max promo 1)</text:span></text:a></text:h>
      <text:p text:style-name="P19"/>
      <text:h text:style-name="P79" text:outline-level="2">Angular lance officiellement la 4.0</text:h>
      <text:p text:style-name="P43"/>
      <text:p text:style-name="P28"><text:a xlink:type="simple" xlink:href="http://angularjs.blogspot.fr/2017/03/angular-400-now-available.html" office:target-frame-name="_blank" xlink:show="new" text:style-name="Internet_20_link" text:visited-style-name="Visited_20_Internet_20_Link"><text:span text:style-name="T4">Angular 4.0.0 Now Available</text:span></text:a></text:p>
      <text:p text:style-name="P16">Angular version 4.0.0 - invisible-makeover - is now available. This is a major release following our announced adoption of Semantic Versioning , and i...</text:p>
      <text:p text:style-name="P52"><text:a xlink:type="simple" xlink:href="http://angularjs.blogspot.fr/2017/03/angular-400-now-available.html" office:target-frame-name="_blank" xlink:show="new" text:style-name="Internet_20_link" text:visited-style-name="Visited_20_Internet_20_Link"><text:span text:style-name="T4">http://angularjs.blogspot.fr/2017/03/angular-400-now-available.html</text:span></text:a></text:p>
      <text:p text:style-name="P2"/>
      <text:p text:style-name="P61"/>
      <text:p text:style-name="P2"/>
      <text:p text:style-name="P26">Bootstrap</text:p>
      <text:p text:style-name="Text_20_body"><text:a xlink:type="simple" xlink:href="http://getbootstrap.com/customize/" text:style-name="Internet_20_link" text:visited-style-name="Visited_20_Internet_20_Link"><text:span text:style-name="T5">http://getbootstrap.com/customize/</text:span></text:a></text:p>
      <text:h text:style-name="P63" text:outline-level="2"><text:span text:style-name="T5">Pimp my bootstrap !</text:span></text:h>
      <text:p text:style-name="P20"><text:span text:style-name="T5">Tu n'aimes pas boostrap ??? maintenant tu aimes bootstrap ! ;)</text:span></text:p>
      <text:p text:style-name="P1"/>
      <text:p text:style-name="P59">Docker</text:p>
      <text:p text:style-name="P1"/>
      <text:p text:style-name="P3"><text:a xlink:type="simple" xlink:href="https://hub.docker.com/" text:style-name="Internet_20_link" text:visited-style-name="Visited_20_Internet_20_Link">https://hub.docker.com/</text:a></text:p>
      <text:h text:style-name="P75" text:outline-level="2">Site référençant pas mal d'images Docker</text:h>
      <text:p text:style-name="P49"><text:span text:style-name="T6"/></text:p>
      <text:h text:style-name="P62" text:outline-level="2"><text:a xlink:type="simple" xlink:href="https://github.com/fteychene/docker-workshop" text:style-name="Internet_20_link" text:visited-style-name="Visited_20_Internet_20_Link"><text:span text:style-name="T5">Github de François de Tabmo</text:span></text:a></text:h>
      <text:h text:style-name="P62" text:outline-level="2"><text:a xlink:type="simple" xlink:href="https://www.thecodingmachine.com/livre-blanc/docker/" text:style-name="Internet_20_link" text:visited-style-name="Visited_20_Internet_20_Link"><text:span text:style-name="T5"/></text:a></text:h>
      <text:h text:style-name="P62" text:outline-level="2"><text:a xlink:type="simple" xlink:href="https://www.thecodingmachine.com/livre-blanc/docker/" text:style-name="Internet_20_link" text:visited-style-name="Visited_20_Internet_20_Link"><text:span text:style-name="T5">À dl livre blanc sur Docker via le site thecodingmachine</text:span></text:a></text:h>
      <text:p text:style-name="P1"><text:span text:style-name="T5"/></text:p>
      <text:h text:style-name="P62" text:outline-level="2"><text:a xlink:type="simple" xlink:href="https://www.cachem.fr/docker-revolution-conteneur/" text:style-name="Internet_20_link" text:visited-style-name="Visited_20_Internet_20_Link"><text:span text:style-name="T5">Bases</text:span></text:a></text:h>
      <text:p text:style-name="P1"/>
      <text:p text:style-name="P1"/>
      <text:p text:style-name="P1"/>
      <text:p text:style-name="P59">Emploi</text:p>
      <text:h text:style-name="P62" text:outline-level="2"><text:a xlink:type="simple" xlink:href="https://www.templatemonster.com/blog/30-creative-free-printable-resume-templates/" text:style-name="Internet_20_link" text:visited-style-name="Visited_20_Internet_20_Link"><text:span text:style-name="T5">Templates CV papier</text:span></text:a></text:h>
      <text:h text:style-name="P68" text:outline-level="2"><text:a xlink:type="simple" xlink:href="http://www.showmustgoon.co/articles/entretien-dembauche-les-meilleures-questions-a-poser-au-recruteur?platform=hootsuite" text:style-name="Internet_20_link" text:visited-style-name="Visited_20_Internet_20_Link"><text:span text:style-name="T17">Quelques pistes de questions à poser lors d'un entretien</text:span></text:a></text:h>
      <text:h text:style-name="P62" text:outline-level="2"><text:a xlink:type="simple" xlink:href="http://www.frenchweb.fr/social-selling-6-bonnes-pratiques-pour-mieux-prospecter-sur-linkedin/277984" text:style-name="Internet_20_link" text:visited-style-name="Visited_20_Internet_20_Link"><text:span text:style-name="T5">Bien utiliser Linkedin</text:span></text:a></text:h>
      <text:p text:style-name="P24"><text:a xlink:type="simple" xlink:href="http://la-page-de-l-emploi.pagepersonnel.fr/conseils-carriere/10-conseils-pour-etre-recrute-sur-twitter/" office:target-frame-name="_blank" xlink:show="new" text:style-name="Internet_20_link" text:visited-style-name="Visited_20_Internet_20_Link"><text:span text:style-name="T5">10 conseils pour être recruté sur Twitter</text:span></text:a></text:p>
      <text:h text:style-name="P73" text:outline-level="2"><text:a xlink:type="simple" xlink:href="http://la-page-de-l-emploi.pagepersonnel.fr/conseils-carriere/4-conseils-anti-stress-entretien-embauche/" text:style-name="Internet_20_link" text:visited-style-name="Visited_20_Internet_20_Link"><text:span text:style-name="T5">4 conseils anti-tress pour l'entretien d'embauche</text:span></text:a></text:h>
      <text:h text:style-name="P73" text:outline-level="2"><text:a xlink:type="simple" xlink:href="https://www.themuse.com/advice/the-35-best-personal-websites-weve-ever-seen" text:style-name="Internet_20_link" text:visited-style-name="Visited_20_Internet_20_Link"><text:span text:style-name="T5">Des idées de CV originaux</text:span></text:a></text:h>
      <text:p text:style-name="P18"/>
      <text:h text:style-name="P62" text:outline-level="2"/>
      <text:p text:style-name="P1"/>
      <text:p text:style-name="P59">Git</text:p>
      <text:h text:style-name="P62" text:outline-level="2"><text:a xlink:type="simple" xlink:href="https://git-scm.com/book/fr/v1" text:style-name="Internet_20_link" text:visited-style-name="Visited_20_Internet_20_Link"><text:span text:style-name="T5">Git book, pour GITer comme un pro !</text:span></text:a></text:h>
      <text:h text:style-name="P62" text:outline-level="2"><text:a xlink:type="simple" xlink:href="https://wodric.com/antiseche-commandes-git/" text:style-name="Internet_20_link" text:visited-style-name="Visited_20_Internet_20_Link"><text:span text:style-name="T5">Antisèche Git, les commandes principales</text:span></text:a></text:h>
      <text:p text:style-name="P18"/>
      <text:p text:style-name="P59">HTML/CSS</text:p>
      <text:p text:style-name="P1"/>
      <text:h text:style-name="P62" text:outline-level="2"><text:a xlink:type="simple" xlink:href="http://cssgridgarden.com/" text:style-name="Internet_20_link" text:visited-style-name="Visited_20_Internet_20_Link"><text:span text:style-name="T5">Grid CSS</text:span></text:a></text:h>
      <text:p text:style-name="P27"><text:a xlink:type="simple" xlink:href="http://flexboxfroggy.com/" text:style-name="Internet_20_link" text:visited-style-name="Visited_20_Internet_20_Link"><text:span text:style-name="T5">FlexboxFroggy</text:span></text:a></text:p>
      <text:h text:style-name="P62" text:outline-level="2"><text:a xlink:type="simple" xlink:href="https://upto.talkspirit.com/#/l/permalink/microblog/58e4ecd7ea7938650d2b964b" text:style-name="Internet_20_link" text:visited-style-name="Visited_20_Internet_20_Link"><text:span text:style-name="T18">L'effet Glith !</text:span></text:a></text:h>
      <text:p text:style-name="Text_20_body"><text:span text:style-name="T5">Tout d'abord, 2 sites cool l'utilisant (le deuxième est juste énorme !) :<text:line-break/></text:span><text:a xlink:type="simple" xlink:href="http://www.fullstory.fr/#" office:target-frame-name="_blank" xlink:show="new" text:style-name="Internet_20_link" text:visited-style-name="Visited_20_Internet_20_Link"><text:span text:style-name="T5">http://www.fullstory.fr/#</text:span></text:a><text:span text:style-name="T5"><text:line-break/></text:span><text:a xlink:type="simple" xlink:href="http://retrominder.tv/" office:target-frame-name="_blank" xlink:show="new" text:style-name="Internet_20_link" text:visited-style-name="Visited_20_Internet_20_Link"><text:span text:style-name="T5">http://retrominder.tv/</text:span></text:a><text:span text:style-name="T5"><text:line-break/>Et maintenant un petit tuto :<text:line-break/></text:span><text:a xlink:type="simple" xlink:href="https://ihatetomatoes.net/how-to-create-css-glitch-effect/" office:target-frame-name="_blank" xlink:show="new" text:style-name="Internet_20_link" text:visited-style-name="Visited_20_Internet_20_Link"><text:span text:style-name="T5">https://ihatetomatoes.net/how-to-create-css-glitch-effect/</text:span></text:a></text:p>
      <text:h text:style-name="P62" text:outline-level="2"><text:a xlink:type="simple" xlink:href="https://blog.dareboost.com/fr/2017/03/target-blank-rel-noopener-securite-performance/" text:style-name="Internet_20_link" text:visited-style-name="Visited_20_Internet_20_Link"><text:span text:style-name="T5"/></text:a></text:h>
      <text:h text:style-name="P62" text:outline-level="2"><text:a xlink:type="simple" xlink:href="https://blog.dareboost.com/fr/2017/03/target-blank-rel-noopener-securite-performance/" text:style-name="Internet_20_link" text:visited-style-name="Visited_20_Internet_20_Link"><text:span text:style-name="T5">Performances et target=_blank</text:span></text:a></text:h>
      <text:h text:style-name="P62" text:outline-level="2"><text:a xlink:type="simple" xlink:href="http://www.theappguruz.com/tag-tools/web/CSSAnimations/" text:style-name="Internet_20_link" text:visited-style-name="Visited_20_Internet_20_Link"><text:span text:style-name="T5">Animations</text:span></text:a></text:h>
      <text:h text:style-name="P62" text:outline-level="2"><text:a xlink:type="simple" xlink:href="http://caniuse.com/" text:style-name="Internet_20_link" text:visited-style-name="Visited_20_Internet_20_Link"><text:span text:style-name="T5">Pour vérifier quels navigateurs permettent l'utilisation des propriétés css</text:span></text:a></text:h>
      <text:h text:style-name="P69" text:outline-level="2"><text:a xlink:type="simple" xlink:href="https://css-tricks.com/touch-devices-not-judged-size/" text:style-name="Internet_20_link" text:visited-style-name="Visited_20_Internet_20_Link"><text:span text:style-name="T16"/></text:a></text:h>
      <text:h text:style-name="P69" text:outline-level="2"><text:a xlink:type="simple" xlink:href="https://css-tricks.com/touch-devices-not-judged-size/" text:style-name="Internet_20_link" text:visited-style-name="Visited_20_Internet_20_Link"><text:span text:style-name="T16">Touch device should not be judged by size</text:span></text:a></text:h>
      <text:p text:style-name="Text_20_body"><text:span text:style-name="T5">Une lecture très intéressant concernant les media queries et la facilité que l'on a à dire : c'est petit donc c'est un mobile/tablette<text:line-break/>Vraiment, à lire !</text:span></text:p>
      <text:h text:style-name="P62" text:outline-level="2"><text:a xlink:type="simple" xlink:href="https://ihatetomatoes.net/how-to-create-css-glitch-effect/" text:style-name="Internet_20_link" text:visited-style-name="Visited_20_Internet_20_Link"><text:span text:style-name="T5"/></text:a></text:h>
      <text:h text:style-name="P62" text:outline-level="2"><text:a xlink:type="simple" xlink:href="https://ihatetomatoes.net/how-to-create-css-glitch-effect/" text:style-name="Internet_20_link" text:visited-style-name="Visited_20_Internet_20_Link"><text:span text:style-name="T5">Glitch effect en CSS</text:span></text:a></text:h>
      <text:p text:style-name="P1"><text:span text:style-name="T5">Demo ici :<text:line-break/></text:span><text:a xlink:type="simple" xlink:href="http://www.kikk.be/2016/fr/home" office:target-frame-name="_blank" xlink:show="new" text:style-name="Internet_20_link" text:visited-style-name="Visited_20_Internet_20_Link"><text:span text:style-name="T5">http://www.kikk.be/2016/fr/home</text:span></text:a></text:p>
      <text:h text:style-name="P62" text:outline-level="2"><text:soft-page-break/><text:a xlink:type="simple" xlink:href="http://cubic-bezier.com/" text:style-name="Internet_20_link" text:visited-style-name="Visited_20_Internet_20_Link"><text:span text:style-name="T5"/></text:a></text:h>
      <text:h text:style-name="P62" text:outline-level="2"><text:a xlink:type="simple" xlink:href="http://cubic-bezier.com/" text:style-name="Internet_20_link" text:visited-style-name="Visited_20_Internet_20_Link"><text:span text:style-name="T5">Animation css : courbes de bézier</text:span></text:a></text:h>
      <text:h text:style-name="P62" text:outline-level="2"><text:a xlink:type="simple" xlink:href="https://uxplanet.org/great-alternatives-to-hamburger-menus-d4c76d9414dd#.pi0ih4nlh" text:style-name="Internet_20_link" text:visited-style-name="Visited_20_Internet_20_Link"><text:span text:style-name="T5">Des alternatives au menu hamburger</text:span></text:a></text:h>
      <text:h text:style-name="P64" text:outline-level="2"><text:a xlink:type="simple" xlink:href="http://freefrontend.com/css-buttons/" text:style-name="Internet_20_link" text:visited-style-name="Visited_20_Internet_20_Link"><text:span text:style-name="T6">Collection de 112 boutons en CSS</text:span></text:a></text:h>
      <text:h text:style-name="P62" text:outline-level="2"><text:a xlink:type="simple" xlink:href="https://hackernoon.com/let-the-action-buttons-in-the-dialog-box-scream-its-outcome-b319c5efc698" text:style-name="Internet_20_link" text:visited-style-name="Visited_20_Internet_20_Link"><text:span text:style-name="T5">Comment bien utiliser les boutons d’actions des popups et modales</text:span></text:a></text:h>
      <text:h text:style-name="P62" text:outline-level="2"><text:a xlink:type="simple" xlink:href="https://css-tricks.com/set-timed-debugger-web-inspect-hard-grab-elements/" text:style-name="Internet_20_link" text:visited-style-name="Visited_20_Internet_20_Link"><text:span text:style-name="T5"/></text:a></text:h>
      <text:h text:style-name="P62" text:outline-level="2"><text:a xlink:type="simple" xlink:href="https://css-tricks.com/set-timed-debugger-web-inspect-hard-grab-elements/" text:style-name="Internet_20_link" text:visited-style-name="Visited_20_Internet_20_Link"><text:span text:style-name="T5">Mettre en pause l'inspecteur d'élement</text:span></text:a></text:h>
      <text:p text:style-name="P34">Quand vous travaillez avec des élèmnents visible qu'en hover, par exemple, ça peut être bien utile !<text:line-break/>Ouvre l'inspecteur, va dans la console et tape debugger; , et voila !</text:p>
      <text:h text:style-name="P62" text:outline-level="2"><text:a xlink:type="simple" xlink:href="https://css-tricks.com/lets-look-50-interesting-css-properties-values/" text:style-name="Internet_20_link" text:visited-style-name="Visited_20_Internet_20_Link"><text:span text:style-name="T5"/></text:a></text:h>
      <text:h text:style-name="P62" text:outline-level="2"><text:a xlink:type="simple" xlink:href="https://css-tricks.com/lets-look-50-interesting-css-properties-values/" text:style-name="Internet_20_link" text:visited-style-name="Visited_20_Internet_20_Link"><text:span text:style-name="T5">Quelques propriétés CSS intéressantes pour des animations</text:span></text:a></text:h>
      <text:h text:style-name="P62" text:outline-level="2"><text:a xlink:type="simple" xlink:href="http://max-koder.fr/2017/02/14/decouvrir-api-de-notifications/" text:style-name="Internet_20_link" text:visited-style-name="Visited_20_Internet_20_Link"><text:span text:style-name="T5">HTML5 et notifications</text:span></text:a></text:h>
      <text:h text:style-name="P62" text:outline-level="2"><text:a xlink:type="simple" xlink:href="http://slides.iamvdo.me/kiwiparty12/#/" text:style-name="Internet_20_link" text:visited-style-name="Visited_20_Internet_20_Link"><text:span text:style-name="T5">"Slide away / and give it all you've got" With CSS</text:span></text:a></text:h>
      <text:h text:style-name="P62" text:outline-level="2"><text:a xlink:type="simple" xlink:href="http://www.marevueweb.com/ressources-web/une-meme-photo-20-effets-realises-en-css/" text:style-name="Internet_20_link" text:visited-style-name="Visited_20_Internet_20_Link"><text:span text:style-name="T5">Modifiez le rendu de vos images directement en CSS !</text:span></text:a></text:h>
      <text:p text:style-name="P1"><text:span text:style-name="T7">L</text:span><text:span text:style-name="T5">a source est ici </text:span><text:a xlink:type="simple" xlink:href="http://bennettfeely.com/image-effects/" office:target-frame-name="_blank" xlink:show="new" text:style-name="Internet_20_link" text:visited-style-name="Visited_20_Internet_20_Link"><text:span text:style-name="T5">http://bennettfeely.com/image-effects/</text:span></text:a></text:p>
      <text:h text:style-name="P62" text:outline-level="2"><text:a xlink:type="simple" xlink:href="https://www.sitepoint.com/gif-png-jpg-which-one-to-use/" text:style-name="Internet_20_link" text:visited-style-name="Visited_20_Internet_20_Link"><text:span text:style-name="T5">GIF PNG JPG SVG, quoi choisir ?</text:span></text:a></text:h>
      <text:h text:style-name="P62" text:outline-level="2"><text:a xlink:type="simple" xlink:href="https://ihatetomatoes.net/web-animation-trends/" text:style-name="Internet_20_link" text:visited-style-name="Visited_20_Internet_20_Link"><text:span text:style-name="T5">Web animation trends</text:span></text:a></text:h>
      <text:p text:style-name="P17">31 sites tendances de 2016 (récompensés Awwwards) déconstruits et analysés.<text:line-break/>Quelques statistiques sur les langages utilisés. Très intéressant !</text:p>
      <text:h text:style-name="P64" text:outline-level="2"><text:a xlink:type="simple" xlink:href="http://codepen.io/FlyingSocket/pen/NdBBVM" text:style-name="Internet_20_link" text:visited-style-name="Visited_20_Internet_20_Link"><text:span text:style-name="T6">CSS - Utiliser des data-attribute dans le content d'un after/before</text:span></text:a></text:h>
      <text:p text:style-name="P51"><text:span text:style-name="T5">Je viens de découvrir ça a l'instant et je pense que ça peut servir ! <text:line-break/></text:span></text:p>
      <text:p text:style-name="P51"><text:a xlink:type="simple" xlink:href="http://www.blogduwebdesign.com/ressources/5-outils-indispensables-realiser-textures-patterns-backgrounds-web-design/2365" text:style-name="Internet_20_link" text:visited-style-name="Visited_20_Internet_20_Link"><text:span text:style-name="T6">Créez vos backgrounds facilement !</text:span></text:a></text:p>
      <text:h text:style-name="P64" text:outline-level="2"><text:a xlink:type="simple" xlink:href="https://css-tricks.com/examples/ShapesOfCSS/" text:style-name="Internet_20_link" text:visited-style-name="Visited_20_Internet_20_Link"><text:span text:style-name="T6">CSS-Tricks =&gt; formes géométriques en CSS !</text:span></text:a></text:h>
      <text:p text:style-name="P18"><text:span text:style-name="T19">E</text:span>t un article intéressant à ce sujet sur un blog à suivre :</text:p>
      <text:p text:style-name="Text_20_body"><text:a xlink:type="simple" xlink:href="http://www.blogduwebdesign.com/techniques-integrateur/techniques-integrateur-illustration-animee-CSS-1/2356" office:target-frame-name="_blank" xlink:show="new" text:style-name="Internet_20_link" text:visited-style-name="Visited_20_Internet_20_Link"><text:span text:style-name="T5">http://www.blogduwebdesign.com/techniques-integrateur/techniques-integrateur-illustration-animee-CSS-1/2356</text:span></text:a></text:p>
      <text:p text:style-name="Text_20_body"><text:a xlink:type="simple" xlink:href="http://www.blogduwebdesign.com/tutoriel-integration/techniques-integrateur-illustration-animee-avancee-liste/2360" office:target-frame-name="_blank" xlink:show="new" text:style-name="Internet_20_link" text:visited-style-name="Visited_20_Internet_20_Link"><text:span text:style-name="T5">http://www.blogduwebdesign.com/tutoriel-integration/techniques-integrateur-illustration-animee-avancee-liste/2360</text:span></text:a><text:span text:style-name="T5"> </text:span></text:p>
      <text:h text:style-name="P62" text:outline-level="2"><text:soft-page-break/><text:a xlink:type="simple" xlink:href="http://www.blogduwebdesign.com/presentation-integration/pixel-art-CSS3-PiCSSEL-ART/1837" text:style-name="Internet_20_link" text:visited-style-name="Visited_20_Internet_20_Link"><text:span text:style-name="T5"/></text:a></text:h>
      <text:h text:style-name="P62" text:outline-level="2"><text:a xlink:type="simple" xlink:href="http://www.blogduwebdesign.com/presentation-integration/pixel-art-CSS3-PiCSSEL-ART/1837" text:style-name="Internet_20_link" text:visited-style-name="Visited_20_Internet_20_Link"><text:span text:style-name="T5">Pixel Art</text:span></text:a></text:h>
      <text:p text:style-name="P17">Une appli qui transforme vos graphismes Pixel Art en code</text:p>
      <text:h text:style-name="P62" text:outline-level="2"><text:a xlink:type="simple" xlink:href="http://www.blogduwebdesign.com/tutoriel-integration/Focus-propriete-CSS3-Box-Shadow/2359" text:style-name="Internet_20_link" text:visited-style-name="Visited_20_Internet_20_Link"><text:span text:style-name="T5">Box-Shadow</text:span></text:a></text:h>
      <text:p text:style-name="P17">Autre façon de dessiner des formes en CSS avec seulement box-shadow !</text:p>
      <text:h text:style-name="P62" text:outline-level="2"><text:a xlink:type="simple" xlink:href="https://blogs.adobe.com/creativecloud/export-svg-animations-for-the-web-with-snap-svg/http://scrollmagic.io/" text:style-name="Internet_20_link" text:visited-style-name="Visited_20_Internet_20_Link"><text:span text:style-name="T5">Un plus sur les animations SVG</text:span></text:a></text:h>
      <text:p text:style-name="P34"/>
      <text:h text:style-name="P70" text:outline-level="2"><text:a xlink:type="simple" xlink:href="https://www.w3.org/2007/02/mwbp_flip_cards.html.fr" text:style-name="Internet_20_link" text:visited-style-name="Visited_20_Internet_20_Link"><text:span text:style-name="T5">Un petit pense bête pour bien développer en version mobile</text:span></text:a></text:h>
      <text:p text:style-name="P17"/>
      <text:h text:style-name="P70" text:outline-level="2"><text:a xlink:type="simple" xlink:href="http://webjuice.fr/dessiner-des-formes-en-css-pur/" text:style-name="Internet_20_link" text:visited-style-name="Visited_20_Internet_20_Link"><text:span text:style-name="T20">Faire des formes géométriques en CSS</text:span></text:a></text:h>
      <text:p text:style-name="P50"/>
      <text:h text:style-name="P70" text:outline-level="2"><text:a xlink:type="simple" xlink:href="http://www.slow-lab.com/guide-balises-meta.php" text:style-name="Internet_20_link" text:visited-style-name="Visited_20_Internet_20_Link"><text:span text:style-name="T20">Guide des balises META</text:span></text:a></text:h>
      <text:p text:style-name="P50"/>
      <text:h text:style-name="P70" text:outline-level="2"><text:a xlink:type="simple" xlink:href="https://www.alsacreations.com/article/lire/1707-mini-convention-css.html" text:style-name="Internet_20_link" text:visited-style-name="Visited_20_Internet_20_Link"><text:span text:style-name="T20">Les bonnes pratiques CSS</text:span></text:a></text:h>
      <text:p text:style-name="P50"/>
      <text:h text:style-name="P70" text:outline-level="2"><text:a xlink:type="simple" xlink:href="https://www.alsacreations.com/xmedia/tools/flexbox-cheatsheet.pdf" text:style-name="Internet_20_link" text:visited-style-name="Visited_20_Internet_20_Link"><text:span text:style-name="T20">Flexbox cheatsheet</text:span></text:a></text:h>
      <text:p text:style-name="P3"/>
      <text:h text:style-name="P70" text:outline-level="2"><text:a xlink:type="simple" xlink:href="https://www.toptal.com/designers/subtlepatterns/page/5" text:style-name="Internet_20_link" text:visited-style-name="Visited_20_Internet_20_Link"><text:span text:style-name="T5">Background</text:span></text:a></text:h>
      <text:p text:style-name="P34"/>
      <text:h text:style-name="P70" text:outline-level="2"><text:a xlink:type="simple" xlink:href="http://zipplist.co/" text:style-name="Internet_20_link" text:visited-style-name="Visited_20_Internet_20_Link"><text:span text:style-name="T5">Un super site qui rassemble plein de sites de ressources !</text:span></text:a></text:h>
      <text:p text:style-name="P34"/>
      <text:h text:style-name="P70" text:outline-level="2"><text:a xlink:type="simple" xlink:href="http://www.lolcolors.com/" text:style-name="Internet_20_link" text:visited-style-name="Visited_20_Internet_20_Link"><text:span text:style-name="T5">Palette couleurs</text:span></text:a></text:h>
      <text:p text:style-name="P17">Pour trouver des combinaisons de couleurs harmonieuses</text:p>
      <text:h text:style-name="P70" text:outline-level="2"><text:a xlink:type="simple" xlink:href="http://cssreference.io/" text:style-name="Internet_20_link" text:visited-style-name="Visited_20_Internet_20_Link"><text:span text:style-name="T5">CSS Référence</text:span></text:a></text:h>
      <text:p text:style-name="P17">Un très très bon guide visuel pour le CSS</text:p>
      <text:p text:style-name="P4"/>
      <text:p text:style-name="P5"/>
      <text:p text:style-name="P5"/>
      <text:p text:style-name="P11">J<text:span text:style-name="T21">avascript</text:span></text:p>
      <text:h text:style-name="P65" text:outline-level="2"><text:a xlink:type="simple" xlink:href="http://zimjs.com/code/" text:style-name="Internet_20_link" text:visited-style-name="Visited_20_Internet_20_Link"><text:span text:style-name="T5">CHA -&gt; Zim !!! {JavaScript framework }</text:span></text:a></text:h>
      <text:p text:style-name="P21">ça donne envie de faire du front </text:p>
      <text:h text:style-name="P66" text:outline-level="2"><text:a xlink:type="simple" xlink:href="http://thenewcode.com/1120/Scratch-Off-Reveal-with-HTML5-Canvas" text:style-name="Internet_20_link" text:visited-style-name="Visited_20_Internet_20_Link"><text:span text:style-name="T5">Effet de grattage sur photo</text:span></text:a></text:h>
      <text:p text:style-name="P17">Animation bien sympathique !</text:p>
      <text:h text:style-name="P66" text:outline-level="2"><text:a xlink:type="simple" xlink:href="https://developer.mozilla.org/fr/docs/Web/JavaScript/Guide/Le_modèle_objet_JavaScript_en_détails" text:style-name="Internet_20_link" text:visited-style-name="Visited_20_Internet_20_Link"><text:span text:style-name="T5">Le modèle objet JavaScript en détails</text:span></text:a></text:h>
      <text:h text:style-name="P66" text:outline-level="2"><text:a xlink:type="simple" xlink:href="http://barclayscodeplayground.co.uk/" text:style-name="Internet_20_link" text:visited-style-name="Visited_20_Internet_20_Link"><text:span text:style-name="T5">Jouez avec PixiJS !</text:span></text:a></text:h>
      <text:p text:style-name="P17">Cliquez sur les éléments, modifiez le code. <text:line-break/>Enjoy!</text:p>
      <text:h text:style-name="P66" text:outline-level="2"><text:a xlink:type="simple" xlink:href="http://aimforsimplicity.com/post/13-things-you-need-to-know-about-react/" text:style-name="Internet_20_link" text:visited-style-name="Visited_20_Internet_20_Link"><text:span text:style-name="T5">13 choses à savoir sur React</text:span></text:a></text:h>
      <text:h text:style-name="P66" text:outline-level="2"><text:a xlink:type="simple" xlink:href="https://www.alsacreations.com/article/lire/1675-json-stockage-leger-pratique-donnees-multitypes.html" text:style-name="Internet_20_link" text:visited-style-name="Visited_20_Internet_20_Link"><text:span text:style-name="T5">JSON</text:span></text:a></text:h>
      <text:p text:style-name="P13"><text:span text:style-name="T8">A </text:span><text:span text:style-name="T5">retenir de cet article c'est cet outil : </text:span><text:a xlink:type="simple" xlink:href="http://jsonviewer.stack.hu/" text:style-name="Internet_20_link" text:visited-style-name="Visited_20_Internet_20_Link"><text:span text:style-name="T5">http://jsonviewer.stack.hu/</text:span></text:a></text:p>
      <text:h text:style-name="P66" text:outline-level="2"><text:a xlink:type="simple" xlink:href="https://www.grafikart.fr/tutoriels/javascript/menu-svg-dynamicsjs-865" text:style-name="Internet_20_link" text:visited-style-name="Visited_20_Internet_20_Link"><text:span text:style-name="T5">Effet "vague" -comme celles de la mer hein...-</text:span></text:a></text:h>
      <text:h text:style-name="P70" text:outline-level="2"><text:a xlink:type="simple" xlink:href="https://blog.dareboost.com/fr/2016/12/securisez-cookies-instructions-secure-httponly/" text:style-name="Internet_20_link" text:visited-style-name="Visited_20_Internet_20_Link"><text:span text:style-name="T5">Sécurisez vos coockies</text:span></text:a></text:h>
      <text:h text:style-name="P70" text:outline-level="2"><text:a xlink:type="simple" xlink:href="https://zestedesavoir.com/articles/1652/quelques-rouages-dun-moteur-javascript/" text:style-name="Internet_20_link" text:visited-style-name="Visited_20_Internet_20_Link"><text:span text:style-name="T5">Moteur Javascript</text:span></text:a></text:h>
      <text:h text:style-name="P70" text:outline-level="2"><text:a xlink:type="simple" xlink:href="https://zestedesavoir.com/articles/1652/quelques-rouages-dun-moteur-javascript/" text:style-name="Internet_20_link" text:visited-style-name="Visited_20_Internet_20_Link"><text:span text:style-name="T5">Quel avenir pour react en 2017</text:span></text:a></text:h>
      <text:h text:style-name="P70" text:outline-level="2"><text:a xlink:type="simple" xlink:href="https://github.com/ryanmcdermott/clean-code-javascript/blob/master/README.md" text:style-name="Internet_20_link" text:visited-style-name="Visited_20_Internet_20_Link"><text:span text:style-name="T5">JavaScript Best Practice</text:span></text:a></text:h>
      <text:p text:style-name="P17">De bon conseils</text:p>
      <text:h text:style-name="P70" text:outline-level="2"><text:a xlink:type="simple" xlink:href="https://javascript30.com/" text:style-name="Internet_20_link" text:visited-style-name="Visited_20_Internet_20_Link"><text:span text:style-name="T5">Javascript30</text:span></text:a></text:h>
      <text:p text:style-name="P17">Une exo par jour qui prend même pas une heure avec une vidéo (en anglais ) qui explique pas à pas la solution si vous êtes perdu ! <text:line-break/>C'est du vanilla donc aucun framework, et en ES6 donc ça permet de se tenir à la page, autant vous dire que je recommande beaucoup beaucoup beaucoup !</text:p>
      <text:p text:style-name="P17"/>
      <text:h text:style-name="P81" text:outline-level="2"><text:a xlink:type="simple" xlink:href="http://blog.teamtreehouse.com/exploring-javascript-device-apis" text:style-name="Internet_20_link" text:visited-style-name="Visited_20_Internet_20_Link"><text:span text:style-name="T5">Javascript Device API</text:span></text:a></text:h>
      <text:h text:style-name="P81" text:outline-level="2"><text:a xlink:type="simple" xlink:href="http://www.alsacreations.com/astuce/lire/79-comment-lancer-plusieurs-fonctions-javascript-au-chargement-dune-page.html" text:style-name="Internet_20_link" text:visited-style-name="Visited_20_Internet_20_Link"><text:span text:style-name="T9">http://www.alsacreations.com/astuce/lire/79-comment-lancer-plusieurs-fonctions-javascript-au-chargement-dune-page.html</text:span></text:a></text:h>
      <text:h text:style-name="P76" text:outline-level="2"><text:a xlink:type="simple" xlink:href="https://www.alsacreations.com/astuce/lire/1499-dom-insertadjacenthtml.html" text:style-name="Internet_20_link" text:visited-style-name="Visited_20_Internet_20_Link">La méthode insertAdjacentHTML</text:a></text:h>
      <text:h text:style-name="P70" text:outline-level="2"><text:a xlink:type="simple" xlink:href="https://blog.bam.tech/business-news/développez-un-jeu-vidéo-sur-toutes-les-plateformes-du-marché" text:style-name="Internet_20_link" text:visited-style-name="Visited_20_Internet_20_Link"><text:span text:style-name="T5">Développez un jeu vidéo sur toutes les plateformes du marché</text:span></text:a></text:h>
      <text:p text:style-name="P17"/>
      <text:h text:style-name="P74" text:outline-level="2">Bonnes pratiques Js</text:h>
      <text:p text:style-name="Text_20_body"><text:a xlink:type="simple" xlink:href="http://www.js-attitude.fr/2013/01/21/dix-bonnes-pratiques-javascript/" office:target-frame-name="_blank" xlink:show="new" text:style-name="Internet_20_link" text:visited-style-name="Visited_20_Internet_20_Link"><text:span text:style-name="T5">http://www.js-attitude.fr/2013/01/21/dix-bonnes-pratiques-javascript/</text:span></text:a></text:p>
      <text:p text:style-name="Text_20_body"><text:a xlink:type="simple" xlink:href="http://maxlab.fr/javascript/bonnes-pratiques-javascript-pour-lentreprise/" office:target-frame-name="_blank" xlink:show="new" text:style-name="Internet_20_link" text:visited-style-name="Visited_20_Internet_20_Link"><text:span text:style-name="T5">http://maxlab.fr/javascript/bonnes-pratiques-javascript-pour-lentreprise/</text:span></text:a></text:p>
      <text:p text:style-name="Text_20_body"><text:a xlink:type="simple" xlink:href="http://blog.thomasbelin.fr/p/optimiser-son-code-javascript/" text:style-name="Internet_20_link" text:visited-style-name="Visited_20_Internet_20_Link"><text:span text:style-name="T5">http://blog.thomasbelin.fr/p/optimiser-son-code-javascript/</text:span></text:a></text:p>
      <text:p text:style-name="P17"/>
      <text:p text:style-name="P54"><text:soft-page-break/><text:span text:style-name="T1">Jquery</text:span></text:p>
      <text:p text:style-name="P32"/>
      <text:h text:style-name="P71" text:outline-level="2"><text:a xlink:type="simple" xlink:href="http://projects.sergiodinislopes.pt/flexdatalist/" text:style-name="Internet_20_link" text:visited-style-name="Visited_20_Internet_20_Link"><text:span text:style-name="T5">Un plug-in bien pratique</text:span></text:a></text:h>
      <text:p text:style-name="P17">Vous pouvez l’utiliser pour un tas d’application comme de la recherche poussée, du filtre etc</text:p>
      <text:h text:style-name="P71" text:outline-level="2"><text:a xlink:type="simple" xlink:href="http://learn.jquery.com/" text:style-name="Internet_20_link" text:visited-style-name="Visited_20_Internet_20_Link"><text:span text:style-name="T5">JQuery Learning center</text:span></text:a></text:h>
      <text:p text:style-name="P35"/>
      <text:h text:style-name="P71" text:outline-level="2"><text:a xlink:type="simple" xlink:href="http://www.magazineduwebdesign.com/ressources/outils-services/design/contentbox-js-realiser-des-modeles-de-pages-attractifs-mais-difficiles-coder/" text:style-name="Internet_20_link" text:visited-style-name="Visited_20_Internet_20_Link"><text:span text:style-name="T5">ContentBox.js – Réaliser des modèles de pages attractifs mais difficiles à coder</text:span></text:a></text:h>
      <text:p text:style-name="P32"><text:span text:style-name="T5">Test en ligne : </text:span><text:a xlink:type="simple" xlink:href="http://innovademo.com/contentbox/example.html?utm_medium=blog&amp;utm_campaign=content&amp;utm_source=magazineduwebdesign" text:style-name="Internet_20_link" text:visited-style-name="Visited_20_Internet_20_Link"><text:span text:style-name="T5">http://innovademo.com/contentbox/example.html?utm_medium=blog&amp;utm_campaign=content&amp;utm_source=magazineduwebdesign</text:span></text:a></text:p>
      <text:p text:style-name="P35"/>
      <text:p text:style-name="P35"/>
      <text:h text:style-name="P71" text:outline-level="2"><text:a xlink:type="simple" xlink:href="http://www.jqueryrain.com/demo/jquery-parallax-plugin/" text:style-name="Internet_20_link" text:visited-style-name="Visited_20_Internet_20_Link"><text:span text:style-name="T5">Plugins Parallax Jquery : Exemples et tuto</text:span></text:a></text:h>
      <text:h text:style-name="P71" text:outline-level="2"><text:a xlink:type="simple" xlink:href="https://sutterlity.gitbooks.io/apprendre-jquery/content/les_selecteurs/index.html" text:style-name="Internet_20_link" text:visited-style-name="Visited_20_Internet_20_Link"><text:span text:style-name="T5">Une bonne doc en français pour démarer</text:span></text:a></text:h>
      <text:h text:style-name="P71" text:outline-level="2"><text:a xlink:type="simple" xlink:href="http://leafo.net/sticky-kit/" text:style-name="Internet_20_link" text:visited-style-name="Visited_20_Internet_20_Link"><text:span text:style-name="T5">Plugin Sticky</text:span></text:a></text:h>
      <text:p text:style-name="P17">Léger et performant !</text:p>
      <text:h text:style-name="P82" text:outline-level="2"><text:a xlink:type="simple" xlink:href="http://idangero.us/swiper/demos/#.WPnX1T9Lw8p" text:style-name="Internet_20_link" text:visited-style-name="Visited_20_Internet_20_Link"><text:span text:style-name="T10">Slider Swiper</text:span></text:a></text:h>
      <text:h text:style-name="P71" text:outline-level="2"><text:a xlink:type="simple" xlink:href="https://www.grafikart.fr/tutoriels/jquery/canvas-jauge-circulaire-317" text:style-name="Internet_20_link" text:visited-style-name="Visited_20_Internet_20_Link"><text:span text:style-name="T5">Créer une Jauge Circulaire avec les Canvas</text:span></text:a></text:h>
      <text:h text:style-name="P71" text:outline-level="2"><text:a xlink:type="simple" xlink:href="https://www.alsacreations.com/astuce/lire/916-librairie-javascript-jquery-script.html" text:style-name="Internet_20_link" text:visited-style-name="Visited_20_Internet_20_Link"><text:span text:style-name="T5">Inclure jQuery de manière optimisée</text:span></text:a></text:h>
      <text:p text:style-name="P29"><text:a xlink:type="simple" xlink:href="http://www.w3resource.com/jquery-exercises/" office:target-frame-name="_blank" xlink:show="new" text:style-name="Internet_20_link" text:visited-style-name="Visited_20_Internet_20_Link">jQuery Exercises, Practice, Solution - w3resource</text:a></text:p>
      <text:p text:style-name="P36">jQuery Exercises, Practice, Solution: jQuery makes things like HTML document traversal and manipulation, event handling, animation, and Ajax much simp...</text:p>
      <text:p text:style-name="P55">Méthodes Agiles</text:p>
      <text:p text:style-name="P35"/>
      <text:h text:style-name="P82" text:outline-level="2"><text:a xlink:type="simple" xlink:href="https://fr.atlassian.com/software/jira" text:style-name="Internet_20_link" text:visited-style-name="Visited_20_Internet_20_Link"><text:span text:style-name="T10">JIRA</text:span></text:a></text:h>
      <text:h text:style-name="P71" text:outline-level="2"><text:a xlink:type="simple" xlink:href="https://www.sitepoint.com/scrum-rituals-sprint-retrospective/" text:style-name="Internet_20_link" text:visited-style-name="Visited_20_Internet_20_Link"><text:span text:style-name="T5">Methode Scrum : de novice à ninja !</text:span></text:a></text:h>
      <text:h text:style-name="P82" text:outline-level="2"><text:a xlink:type="simple" xlink:href="https://www.infoq.com/fr/articles/agile-non-it" text:style-name="Internet_20_link" text:visited-style-name="Visited_20_Internet_20_Link"><text:span text:style-name="T10">Implémenter l'Agile sur des Projets Non-IT</text:span></text:a></text:h>
      <text:h text:style-name="P71" text:outline-level="2"><text:a xlink:type="simple" xlink:href="https://www.infoq.com/fr/news/2015/11/autonomy-agility" text:style-name="Internet_20_link" text:visited-style-name="Visited_20_Internet_20_Link"><text:span text:style-name="T5">Le Rôle de l'Autonomie dans l'Agilité</text:span></text:a></text:h>
      <text:p text:style-name="P32"/>
      <text:p text:style-name="P57">SQL</text:p>
      <text:p text:style-name="P46"/>
      <text:h text:style-name="P71" text:outline-level="2"><text:a xlink:type="simple" xlink:href="https://korben.info/comprendre-comment-fonctionne-une-injection-sql.html" text:style-name="Internet_20_link" text:visited-style-name="Visited_20_Internet_20_Link"><text:span text:style-name="T5">Injection SQL</text:span></text:a></text:h>
      <text:p text:style-name="P22">Très bon tuto.</text:p>
      <text:h text:style-name="P71" text:outline-level="2"><text:a xlink:type="simple" xlink:href="http://sql.sh/cours" text:style-name="Internet_20_link" text:visited-style-name="Visited_20_Internet_20_Link"><text:span text:style-name="T5">Langage SQL</text:span></text:a></text:h>
      <text:p text:style-name="P35"/>
      <text:h text:style-name="P71" text:outline-level="2"><text:a xlink:type="simple" xlink:href="https://dev.mysql.com/doc/" text:style-name="Internet_20_link" text:visited-style-name="Visited_20_Internet_20_Link"><text:span text:style-name="T5">Doc MySQL</text:span></text:a></text:h>
      <text:p text:style-name="P35"><text:tab/></text:p>
      <text:p text:style-name="P55">Node.js</text:p>
      <text:p text:style-name="P32"/>
      <text:h text:style-name="P71" text:outline-level="2"><text:a xlink:type="simple" xlink:href="https://mva.microsoft.com/en-us/training-courses/building-apps-with-node-js-jump-start-8422" text:style-name="Internet_20_link" text:visited-style-name="Visited_20_Internet_20_Link"><text:span text:style-name="T5">Node.js c'est la vie !</text:span></text:a></text:h>
      <text:h text:style-name="P65" text:outline-level="2"><text:a xlink:type="simple" xlink:href="https://blog.risingstack.com/node-hero-tutorial-getting-started-with-node-js/" text:style-name="Internet_20_link" text:visited-style-name="Visited_20_Internet_20_Link"><text:span text:style-name="T5">tuto pour bien débuter</text:span></text:a></text:h>
      <text:h text:style-name="P65" text:outline-level="2"><text:a xlink:type="simple" xlink:href="http://expressjs.com/" text:style-name="Internet_20_link" text:visited-style-name="Visited_20_Internet_20_Link"><text:span text:style-name="T5">framework node js</text:span></text:a></text:h>
      <text:h text:style-name="P65" text:outline-level="2"><text:a xlink:type="simple" xlink:href="http://blog.sergemazille.com/serveur-web-node-js-android/" text:style-name="Internet_20_link" text:visited-style-name="Visited_20_Internet_20_Link"><text:span text:style-name="T5">Node sur android</text:span></text:a></text:h>
      <text:h text:style-name="P65" text:outline-level="2"><text:a xlink:type="simple" xlink:href="https://mercurenews.com/creer-bot-facebook-messenger-nodejs/" text:style-name="Internet_20_link" text:visited-style-name="Visited_20_Internet_20_Link"><text:span text:style-name="T5">Créer un Bot Facebook Messenger en NodeJS</text:span></text:a></text:h>
      <text:h text:style-name="P65" text:outline-level="2"><text:a xlink:type="simple" xlink:href="https://www.tutorialspoint.com/nodejs/index.htm" text:style-name="Internet_20_link" text:visited-style-name="Visited_20_Internet_20_Link"><text:span text:style-name="T5">Tuto complet NodeJS</text:span></text:a></text:h>
      <text:h text:style-name="P65" text:outline-level="2"><text:a xlink:type="simple" xlink:href="https://nodejs.org/api/index.html" text:style-name="Internet_20_link" text:visited-style-name="Visited_20_Internet_20_Link"><text:span text:style-name="T5">Doc NodeJS</text:span></text:a></text:h>
      <text:p text:style-name="P7"/>
      <text:p text:style-name="P7"/>
      <text:p text:style-name="P11">PHP</text:p>
      <text:p text:style-name="P7"/>
      <text:h text:style-name="P65" text:outline-level="2"><text:a xlink:type="simple" xlink:href="http://www.theodo.fr/blog/2017/03/how-to-manipulate-the-mysql-database-of-your-vagrant-from-phpstorm/" text:style-name="Internet_20_link" text:visited-style-name="Visited_20_Internet_20_Link"><text:span text:style-name="T5">Comment manipuler sa base de donnée depuis PhpStorm?</text:span></text:a></text:h>
      <text:h text:style-name="P65" text:outline-level="2"><text:a xlink:type="simple" xlink:href="http://max-koder.fr/2017/02/08/methodes-gerer-configuration-en-php/" text:style-name="Internet_20_link" text:visited-style-name="Visited_20_Internet_20_Link"><text:span text:style-name="T5">5 méthodes pour gérer votre configuration en PHP</text:span></text:a></text:h>
      <text:p text:style-name="P10"/>
      <text:h text:style-name="P65" text:outline-level="2"><text:a xlink:type="simple" xlink:href="http://www.blogduwebdesign.com/ressources-php/bonnes-libraries-manipuler-images-PHP/2375" text:style-name="Internet_20_link" text:visited-style-name="Visited_20_Internet_20_Link"><text:span text:style-name="T5">Librairie PHP pour manipuler les images</text:span></text:a></text:h>
      <text:h text:style-name="P70" text:outline-level="2"><text:a xlink:type="simple" xlink:href="http://max-koder.fr/2017/02/05/gerez-vos-fichiers-json-avec-php/" text:style-name="Internet_20_link" text:visited-style-name="Visited_20_Internet_20_Link"><text:span text:style-name="T5">Json et PHP</text:span></text:a></text:h>
      <text:p text:style-name="P34"/>
      <text:h text:style-name="P70" text:outline-level="2"><text:a xlink:type="simple" xlink:href="https://secure.php.net/manual/fr/" text:style-name="Internet_20_link" text:visited-style-name="Visited_20_Internet_20_Link"><text:span text:style-name="T5">Doc PHP en français</text:span></text:a></text:h>
      <text:p text:style-name="P17"/>
      <text:h text:style-name="P74" text:outline-level="2">Tutos</text:h>
      <text:p text:style-name="Text_20_body"><text:a xlink:type="simple" xlink:href="https://www.grafikart.fr/tutoriels/php/comment-bien-organiser-son-code-106" office:target-frame-name="_blank" xlink:show="new" text:style-name="Internet_20_link" text:visited-style-name="Visited_20_Internet_20_Link"><text:span text:style-name="T5">https://www.grafikart.fr/tutoriels/php/comment-bien-organiser-son-code-106</text:span></text:a></text:p>
      <text:p text:style-name="Text_20_body"><text:a xlink:type="simple" xlink:href="https://www.grafikart.fr/tutoriels/php/trucs-astuces-php-109" office:target-frame-name="_blank" xlink:show="new" text:style-name="Internet_20_link" text:visited-style-name="Visited_20_Internet_20_Link"><text:span text:style-name="T5">https://www.grafikart.fr/tutoriels/php/trucs-astuces-php-109</text:span></text:a></text:p>
      <text:p text:style-name="Text_20_body"><text:a xlink:type="simple" xlink:href="https://www.grafikart.fr/tutoriels/php/se-demerder-tout-seul-436" office:target-frame-name="_blank" xlink:show="new" text:style-name="Internet_20_link" text:visited-style-name="Visited_20_Internet_20_Link"><text:span text:style-name="T5">https://www.grafikart.fr/tutoriels/php/se-demerder-tout-seul-436</text:span></text:a><text:span text:style-name="T5"> :)</text:span></text:p>
      <text:p text:style-name="P37"/>
      <text:p text:style-name="P37"/>
      <text:h text:style-name="P70" text:outline-level="2"><text:a xlink:type="simple" xlink:href="https://kgaut.net/journal/2016/bien-commencer-le-developpement-php-sous-ubuntu.html" text:style-name="Internet_20_link" text:visited-style-name="Visited_20_Internet_20_Link"><text:span text:style-name="T5">Pour débuter avec PHP</text:span></text:a></text:h>
      <text:h text:style-name="P70" text:outline-level="2"><text:a xlink:type="simple" xlink:href="https://php.developpez.com/cours/" text:style-name="Internet_20_link" text:visited-style-name="Visited_20_Internet_20_Link"><text:span text:style-name="T5">De très bons cours php</text:span></text:a></text:h>
      <text:h text:style-name="P70" text:outline-level="2"><text:a xlink:type="simple" xlink:href="https://secure.php.net/manual/fr/index.php" text:style-name="Internet_20_link" text:visited-style-name="Visited_20_Internet_20_Link"><text:span text:style-name="T5">Doc PHP (en français)</text:span></text:a></text:h>
      <text:p text:style-name="P3"/>
      <text:h text:style-name="P86" text:outline-level="2"><text:span text:style-name="T22">Ruby</text:span></text:h>
      <text:h text:style-name="P70" text:outline-level="2"><text:a xlink:type="simple" xlink:href="https://upto.talkspirit.com/#/l/permalink/microblog/58dcbbc1ea7938684b424f3a" text:style-name="Internet_20_link" text:visited-style-name="Visited_20_Internet_20_Link"/></text:h>
      <text:h text:style-name="P70" text:outline-level="2"><text:a xlink:type="simple" xlink:href="https://upto.talkspirit.com/#/l/permalink/microblog/58dcbbc1ea7938684b424f3a" text:style-name="Internet_20_link" text:visited-style-name="Visited_20_Internet_20_Link"/></text:h>
      <text:h text:style-name="P70" text:outline-level="2"><text:a xlink:type="simple" xlink:href="http://v-dubois.developpez.com/ruby-on-rails/introduction/" text:style-name="Internet_20_link" text:visited-style-name="Visited_20_Internet_20_Link">Introduction à Rails (FR)</text:a></text:h>
      <text:p text:style-name="Text_20_body"/>
      <text:p text:style-name="P60"><text:span text:style-name="T23">S</text:span>ymfony</text:p>
      <text:p text:style-name="P14"/>
      <text:h text:style-name="P65" text:outline-level="2"><text:a xlink:type="simple" xlink:href="https://knpuniversity.com/" text:style-name="Internet_20_link" text:visited-style-name="Visited_20_Internet_20_Link"><text:span text:style-name="T5">PHP / Symfony Tuttttttttt !</text:span></text:a></text:h>
      <text:h text:style-name="P65" text:outline-level="2"><text:a xlink:type="simple" xlink:href="https://vincent.composieux.fr/article/faire-tourner-une-application-symfony-avec-docker-et-docker-compose" text:style-name="Internet_20_link" text:visited-style-name="Visited_20_Internet_20_Link"><text:span text:style-name="T5">installer symfony avec docker compose</text:span></text:a></text:h>
      <text:h text:style-name="P65" text:outline-level="2"><text:a xlink:type="simple" xlink:href="http://symfony.com/doc/current/best_practices/index.html" text:style-name="Internet_20_link" text:visited-style-name="Visited_20_Internet_20_Link"><text:span text:style-name="T11">L</text:span></text:a><text:a xlink:type="simple" xlink:href="http://symfony.com/doc/current/best_practices/index.html" text:style-name="Internet_20_link" text:visited-style-name="Visited_20_Internet_20_Link"><text:span text:style-name="T5">es bonnes pratiques</text:span></text:a></text:h>
      <text:p text:style-name="P13"><text:a xlink:type="simple" xlink:href="http://symfony.com/doc/2.8/index.html" text:style-name="Internet_20_link" text:visited-style-name="Visited_20_Internet_20_Link"><text:span text:style-name="T5">Doc Symfony 2.8 (version la plus utilisée)</text:span></text:a></text:p>
      <text:p text:style-name="P21"/>
      <text:h text:style-name="P88" text:outline-level="2"><text:span text:style-name="T2">Ubuntu</text:span></text:h>
      <text:h text:style-name="P66" text:outline-level="2"><text:a xlink:type="simple" xlink:href="https://www.woinux.fr/youtube-dans-ton-terminal-493" text:style-name="Internet_20_link" text:visited-style-name="Visited_20_Internet_20_Link"><text:span text:style-name="T5">musique!!</text:span></text:a></text:h>
      <text:p text:style-name="P34"/>
      <text:p text:style-name="Text_20_body"><text:a xlink:type="simple" xlink:href="http://www.geek-community.eu/viewtopic.php?id=2565" office:target-frame-name="_blank" xlink:show="new" text:style-name="Internet_20_link" text:visited-style-name="Visited_20_Internet_20_Link"><text:span text:style-name="T5">[Tuto] Creer un alias sous ubuntu / Tutoriaux / Geek-Community</text:span></text:a></text:p>
      <text:p text:style-name="P17"/>
      <text:p text:style-name="P3"><text:a xlink:type="simple" xlink:href="http://www.geek-community.eu/viewtopic.php?id=2565" text:style-name="Internet_20_link" text:visited-style-name="Visited_20_Internet_20_Link"><text:span text:style-name="T5">http://www.geek-community.eu/viewtopic.php?id=2565</text:span></text:a></text:p>
      <text:p text:style-name="P38">Forum d'entraide et d'actualité informatique.</text:p>
      <text:p text:style-name="P34"/>
      <text:h text:style-name="P74" text:outline-level="2">Recap des commandes de base sous linux</text:h>
      <text:p text:style-name="Text_20_body"><text:a xlink:type="simple" xlink:href="https://buzut.fr/101-commandes-indispensables-sous-linux/" office:target-frame-name="_blank" xlink:show="new" text:style-name="Internet_20_link" text:visited-style-name="Visited_20_Internet_20_Link"><text:span text:style-name="T5">101 commandes indispensables sous linux - Buzut</text:span></text:a></text:p>
      <text:p text:style-name="P17">Voici un article qui sera complété au fur et à mesure de mes découvertes. Il condense un peu plus d'une centaine de commandes qu'il est utile de conna...</text:p>
      <text:p text:style-name="P3"><text:a xlink:type="simple" xlink:href="https://buzut.fr/101-commandes-indispensables-sous-linux/" office:target-frame-name="_blank" xlink:show="new" text:style-name="Internet_20_link" text:visited-style-name="Visited_20_Internet_20_Link"><text:span text:style-name="T5">https://buzut.fr/101-commandes-indispensables-sous-linux/</text:span></text:a></text:p>
      <text:p text:style-name="P3"/>
      <text:p text:style-name="P56">Vue.js</text:p>
      <text:p text:style-name="P33"/>
      <text:h text:style-name="P77" text:outline-level="2"/>
      <text:p text:style-name="Text_20_body"><text:a xlink:type="simple" xlink:href="http://www.flavienbeninca.fr/2016/06/15/vuejs-demarrer-avec-bootstrap.html" office:target-frame-name="_blank" xlink:show="new" text:style-name="Internet_20_link" text:visited-style-name="Visited_20_Internet_20_Link"><text:span text:style-name="T5">[vuejs] Démarrer avec bootstrap - Flavien BENINCA (ozee31)</text:span></text:a></text:p>
      <text:p text:style-name="P17">Dans ce tutoriel, nous allons voir comment démarrer un projet avec Bootstrap (en mode SASS) sur le framework Vuejs</text:p>
      <text:p text:style-name="P39"/>
      <text:p text:style-name="P40"/>
      <text:p text:style-name="Text_20_body"><text:a xlink:type="simple" xlink:href="https://laracasts.com/series/learn-vue-2-step-by-step" office:target-frame-name="_blank" xlink:show="new" text:style-name="Internet_20_link" text:visited-style-name="Visited_20_Internet_20_Link"><text:span text:style-name="T5">Learn Vue 2: Step By Step</text:span></text:a></text:p>
      <text:p text:style-name="P17">Vue is easily one of the most exciting additions to the front-end world in many years. With its intuitive API, and the fact that it can be applied to ...</text:p>
      <text:p text:style-name="P3"><text:a xlink:type="simple" xlink:href="https://laracasts.com/series/learn-vue-2-step-by-step" office:target-frame-name="_blank" xlink:show="new" text:style-name="Internet_20_link" text:visited-style-name="Visited_20_Internet_20_Link"><text:span text:style-name="T5">https://laracasts.com/series/learn-vue-2-step-by-step</text:span></text:a></text:p>
      <text:p text:style-name="P39"/>
      <text:p text:style-name="P39"/>
      <text:h text:style-name="P72" text:outline-level="2"><text:a xlink:type="simple" xlink:href="http://jsonplaceholder.typicode.com/" text:style-name="Internet_20_link" text:visited-style-name="Visited_20_Internet_20_Link"><text:span text:style-name="T5">Fake JSON API</text:span></text:a></text:h>
      <text:p text:style-name="P17">Permet une API JSON avec vos datas facilement, pour pouvoir tester rapidement votre application avec un CRUD fonctionnel </text:p>
      <text:p text:style-name="P39"/>
      <text:h text:style-name="P72" text:outline-level="2"><text:a xlink:type="simple" xlink:href="https://github.com/vuejs-templates/webpack" text:style-name="Internet_20_link" text:visited-style-name="Visited_20_Internet_20_Link"><text:span text:style-name="T5">Webpack</text:span></text:a></text:h>
      <text:p text:style-name="P17"><text:span text:style-name="T24">L</text:span>e Webpack avec Vuejs 2 <text:line-break/><text:line-break/>Un niveau un poil plus avancé, mais permet plein de trucs cool, comme : <text:line-break/>- Un serveur local,<text:line-break/>- Un hot reload à chaque changement<text:line-break/>- Des tests unitaires, <text:line-break/>- Un linter (permet de remonter les erreurs d'écriture pour avoir un code uniformisé)<text:line-break/>- Pouvoir build son code directement pour de la prod (Minification des fichiers JS et CSS),<text:line-break/>- une arborescence vraiment sympa qui englobe la vue, le controlleur et le CSS dans un seul fichier pour plus de clarté<text:line-break/>- La possibilité d'utiliser NPM et les modules</text:p>
      <text:h text:style-name="P78" text:outline-level="2"/>
      <text:p text:style-name="Text_20_body"><text:a xlink:type="simple" xlink:href="https://www.grafikart.fr/formations/vuejs/decouverte" office:target-frame-name="_blank" xlink:show="new" text:style-name="Internet_20_link" text:visited-style-name="Visited_20_Internet_20_Link"><text:span text:style-name="T5">VueJS 2 : Découverte</text:span></text:a></text:p>
      <text:p text:style-name="P17">Dans ce premier chapitre nous allons découvrir le fonctionnement général de VueJS ainsi que son système de template. Nous rentrerons plus en profondeu...</text:p>
      <text:p text:style-name="P34"/>
      <text:p text:style-name="P33"/>
      <text:h text:style-name="P87" text:outline-level="2">Wordpress</text:h>
      <text:p text:style-name="P41"/>
      <text:h text:style-name="P78" text:outline-level="2"/>
      <text:p text:style-name="Text_20_body"><text:a xlink:type="simple" xlink:href="https://www.developpez.com/actu/119243/Les-pirates-commencent-a-exploiter-la-faille-de-l-API-REST-de-WordPress-pour-arnaquer-les-utilisateurs-plus-d-un-million-de-sites-sont-vulnerables/" office:target-frame-name="_blank" xlink:show="new" text:style-name="Internet_20_link" text:visited-style-name="Visited_20_Internet_20_Link"><text:span text:style-name="T5">Les pirates commencent à exploiter la faille de l'API REST de WordPress pour arnaquer les utilisateurs, plus d'un million de sites sont vulnérables</text:span></text:a></text:p>
      <text:p text:style-name="P17">Au début du mois de février, plus d'un million de sites web WordPress ont fait les frais de plusieurs campagnes de défaçage. Des pirates ont exploité …</text:p>
      <text:p text:style-name="P17"/>
      <text:h text:style-name="P74" text:outline-level="2"/>
      <text:p text:style-name="Text_20_body"><text:a xlink:type="simple" xlink:href="http://www.blogduwebdesign.com/ressources/15-tutos-videos-gratuits-bases-astuces-WordPress/2373" office:target-frame-name="_blank" xlink:show="new" text:style-name="Internet_20_link" text:visited-style-name="Visited_20_Internet_20_Link"><text:span text:style-name="T5">15 tutos vidéos gratuits pour en apprendre les bases et astuces de WordPress</text:span></text:a></text:p>
      <text:p text:style-name="P17">Aujourd'hui, nous vous proposons de découvrir une sélection de vidéos qui vous permettront d'en savoir plus sur WordPress ou tout simplement découvrir...</text:p>
      <text:p text:style-name="P3"><text:a xlink:type="simple" xlink:href="http://www.blogduwebdesign.com/ressources/15-tutos-videos-gratuits-bases-astuces-WordPress/2373" office:target-frame-name="_blank" xlink:show="new" text:style-name="Internet_20_link" text:visited-style-name="Visited_20_Internet_20_Link"><text:span text:style-name="T5">http://www.blogduwebdesign.com/ressources/15-tutos-videos-gratuits-bases-astuces-WordPress/2373</text:span></text:a></text:p>
      <text:p text:style-name="P34"/>
      <text:p text:style-name="Text_20_body"><text:a xlink:type="simple" xlink:href="http://www.webmarketing-com.com/2015/01/19/34783-11-plugins-wordpress-indispensables-installer-sur-votre-blog" office:target-frame-name="_blank" xlink:show="new" text:style-name="Internet_20_link" text:visited-style-name="Visited_20_Internet_20_Link"><text:span text:style-name="T5"/></text:a></text:p>
      <text:p text:style-name="Text_20_body"><text:a xlink:type="simple" xlink:href="http://www.webmarketing-com.com/2015/01/19/34783-11-plugins-wordpress-indispensables-installer-sur-votre-blog" office:target-frame-name="_blank" xlink:show="new" text:style-name="Internet_20_link" text:visited-style-name="Visited_20_Internet_20_Link"><text:span text:style-name="T5">11 Plugins WordPress indispensables à installer sur votre blog</text:span></text:a></text:p>
      <text:p text:style-name="P17">Que vous lanciez votre blog personnel ou votre blog d'entreprise, vous devrez obligatoirement enrichir les fonctionnalités de votre site grâce à des p...</text:p>
      <text:p text:style-name="P3"><text:a xlink:type="simple" xlink:href="http://www.webmarketing-com.com/2015/01/19/34783-11-plugins-wordpress-indispensables-installer-sur-votre-blog" office:target-frame-name="_blank" xlink:show="new" text:style-name="Internet_20_link" text:visited-style-name="Visited_20_Internet_20_Link"><text:span text:style-name="T5">http://www.webmarketing-com.com/2015/01/19/34783-11-plugins-wordpress-indispensables-installer-sur-votre-blog</text:span></text:a></text:p>
      <text:p text:style-name="P34"/>
      <text:p text:style-name="Text_20_body"><text:a xlink:type="simple" xlink:href="https://wpmarmite.com/" office:target-frame-name="_blank" xlink:show="new" text:style-name="Internet_20_link" text:visited-style-name="Visited_20_Internet_20_Link"><text:span text:style-name="T5">https://wpmarmite.com/</text:span></text:a></text:p>
      <text:p text:style-name="P34"/>
      <text:h text:style-name="P70" text:outline-level="2"><text:a xlink:type="simple" xlink:href="http://whatwpthemeisthat.com/" text:style-name="Internet_20_link" text:visited-style-name="Visited_20_Internet_20_Link"><text:span text:style-name="T5">Pour savoir en 2 secondes quel thème utilise un site internet</text:span></text:a></text:h>
      <text:p text:style-name="P34"/>
      <text:h text:style-name="P70" text:outline-level="2"><text:a xlink:type="simple" xlink:href="https://upto.talkspirit.com/#/l/permalink/microblog/5874356e78f1c76d1d8b466f" text:style-name="Internet_20_link" text:visited-style-name="Visited_20_Internet_20_Link"><text:span text:style-name="T5">Wordpress sans douleur ! la suite [fr]</text:span></text:a></text:h>
      <text:p text:style-name="P17">Ici quelques info qui peuvent être utile</text:p>
      <text:p text:style-name="Text_20_body"><text:a xlink:type="simple" xlink:href="https://wpformation.com/wordpress-pour-les-nuls/" office:target-frame-name="_blank" xlink:show="new" text:style-name="Internet_20_link" text:visited-style-name="Visited_20_Internet_20_Link"><text:span text:style-name="T5">https://wpformation.com/wordpress-pour-les-nuls/</text:span></text:a></text:p>
      <text:p text:style-name="Text_20_body"><text:a xlink:type="simple" xlink:href="https://wpformation.com/wordpress/tutos-tutoriels-wordpress/" office:target-frame-name="_blank" xlink:show="new" text:style-name="Internet_20_link" text:visited-style-name="Visited_20_Internet_20_Link"><text:span text:style-name="T5">https://wpformation.com/wordpress/tutos-tutoriels-wordpress/</text:span></text:a></text:p>
      <text:p text:style-name="P34"/>
      <text:p text:style-name="P3"/>
      <text:h text:style-name="P84" text:outline-level="2"/>
      <text:h text:style-name="P85" text:outline-level="2">wordpress sans douleur !</text:h>
      <text:p text:style-name="Text_20_body">Pour ceux qui veulent développer un théme wordpress, ou retoucher des parties spécifiques de théme préexistant implémenter des trucs, des machins et des bidules ;  le tout sans douleur </text:p>
      <text:p text:style-name="Text_20_body">Je vous invite à commencer par cette série de vidéos de Alessandro Castellani (à qui je dis merci !) </text:p>
      <text:p text:style-name="Text_20_body"><text:a xlink:type="simple" xlink:href="https://www.youtube.com/playlist?list=PLriKzYyLb28nUFbe0Y9d-19uVkOnhYxFE" office:target-frame-name="_blank" xlink:show="new" text:style-name="Internet_20_link" text:visited-style-name="Visited_20_Internet_20_Link">https://www.youtube.com/playlist?list=PLriKzYyLb28nUFbe0Y9d-19uVkOnhYxFE</text:a></text:p>
      <text:p text:style-name="Text_20_body">et le codex sous la main ! </text:p>
      <text:p text:style-name="Text_20_body"><text:a xlink:type="simple" xlink:href="https://codex.wordpress.org/" office:target-frame-name="_blank" xlink:show="new" text:style-name="Internet_20_link" text:visited-style-name="Visited_20_Internet_20_Link">https://codex.wordpress.org/</text:a></text:p>
      <text:p text:style-name="Text_20_body">Après google est ton ami !   </text:p>
      <text:p text:style-name="P3"/>
      <text:p text:style-name="P56">Général</text:p>
      <text:p text:style-name="P33"/>
      <text:h text:style-name="P78" text:outline-level="2"/>
      <text:p text:style-name="Text_20_body"><text:a xlink:type="simple" xlink:href="https://medium.com/@OVHUXLabs/mes-astuces-pour-réussir-la-data-visualisation-512bd9cfd878" office:target-frame-name="_blank" xlink:show="new" text:style-name="Internet_20_link" text:visited-style-name="Visited_20_Internet_20_Link"><text:span text:style-name="T5">Mes astuces pour réussir la data-visualisation - OVH UX Labs - Medium</text:span></text:a></text:p>
      <text:p text:style-name="P17">À notre époque où la production de données est toujours plus accrue, la Data Vizualisation est une réponse pour donner aux informations qui nous entou...</text:p>
      <text:p text:style-name="P3"><text:a xlink:type="simple" xlink:href="https://medium.com/@OVHUXLabs/mes-astuces-pour-réussir-la-data-visualisation-512bd9cfd878" office:target-frame-name="_blank" xlink:show="new" text:style-name="Internet_20_link" text:visited-style-name="Visited_20_Internet_20_Link"><text:span text:style-name="T5">https://medium.com/@OVHUXLabs/mes-astuces-pour-r%C3%A9ussir-la-data-visualisation-512bd9cfd878</text:span></text:a></text:p>
      <text:p text:style-name="P39"/>
      <text:h text:style-name="P78" text:outline-level="2"/>
      <text:p text:style-name="Text_20_body"><text:a xlink:type="simple" xlink:href="https://medium.com/france/business-model-de-l-open-source-a2d8e53181f7" office:target-frame-name="_blank" xlink:show="new" text:style-name="Internet_20_link" text:visited-style-name="Visited_20_Internet_20_Link"><text:span text:style-name="T5">Business model de l'open source - Medium France - Medium</text:span></text:a></text:p>
      <text:p text:style-name="P17">Les logiciels open source et propriétaires sont parfois coude à coude et les business model basés sur l'édition de logiciel open source ont fait le su...</text:p>
      <text:p text:style-name="P3"><text:a xlink:type="simple" xlink:href="https://medium.com/france/business-model-de-l-open-source-a2d8e53181f7" office:target-frame-name="_blank" xlink:show="new" text:style-name="Internet_20_link" text:visited-style-name="Visited_20_Internet_20_Link"><text:span text:style-name="T5">https://medium.com/france/business-model-de-l-open-source-a2d8e53181f7</text:span></text:a></text:p>
      <text:p text:style-name="P39"/>
      <text:h text:style-name="P78" text:outline-level="2"/>
      <text:p text:style-name="Text_20_body"><text:a xlink:type="simple" xlink:href="http://www.sbs.com.au/theboat/" office:target-frame-name="_blank" xlink:show="new" text:style-name="Internet_20_link" text:visited-style-name="Visited_20_Internet_20_Link"><text:span text:style-name="T5">The Boat | SBS</text:span></text:a></text:p>
      <text:p text:style-name="P17">'The Boat', an interactive graphic novel about escape after the Vietnam War. Based on the story by Nam Le, adapted by Matt Huynh.​</text:p>
      <text:p text:style-name="P40"/>
      <text:p text:style-name="Text_20_body"><text:a xlink:type="simple" xlink:href="http://www.blogdumoderateur.com/apprentissage-actif-cesi/?utm_content=buffer4a865&amp;utm_medium=social&amp;utm_source=linkedin.com&amp;utm_campaign=buffer" office:target-frame-name="_blank" xlink:show="new" text:style-name="Internet_20_link" text:visited-style-name="Visited_20_Internet_20_Link"><text:span text:style-name="T5">http://www.blogdumoderateur.com/apprentissage-actif-cesi/?utm_content=buffer4a865&amp;utm_medium=social&amp;utm_source=linkedin.com&amp;utm_campaign=buffer</text:span></text:a></text:p>
      <text:p text:style-name="Text_20_body"><text:a xlink:type="simple" xlink:href="http://www.blogdumoderateur.com/apprentissage-actif-cesi/" office:target-frame-name="_blank" xlink:show="new" text:style-name="Internet_20_link" text:visited-style-name="Visited_20_Internet_20_Link"><text:span text:style-name="T5">L'apprentissage actif, symbole de la transformation digitale de la formation - Blog du Modérateur</text:span></text:a></text:p>
      <text:p text:style-name="P17">Thomas Coëffé, le 3 avril 2017 Quand on évoque la transformation digitale, on pense principalement aux entreprises traditionnelles qui modifient leur ...</text:p>
      <text:p text:style-name="P3"><text:a xlink:type="simple" xlink:href="http://www.blogdumoderateur.com/apprentissage-actif-cesi/" office:target-frame-name="_blank" xlink:show="new" text:style-name="Internet_20_link" text:visited-style-name="Visited_20_Internet_20_Link"><text:span text:style-name="T5">http://www.blogdumoderateur.com/apprentissage-actif-cesi/</text:span></text:a></text:p>
      <text:p text:style-name="P39"/>
      <text:p text:style-name="P39"/>
      <text:p text:style-name="P33"/>
      <text:h text:style-name="P83" text:outline-level="2"/>
      <text:p text:style-name="Text_20_body"><text:a xlink:type="simple" xlink:href="https://www.elaee.com/2016/04/20/25550-marche-cache-de-lemploi-le-connaitre-et-linfiltrer" office:target-frame-name="_blank" xlink:show="new" text:style-name="Internet_20_link" text:visited-style-name="Visited_20_Internet_20_Link">Marché caché de l'emploi : le connaître et l'infiltrer - Elaee</text:a></text:p>
      <text:p text:style-name="Text_20_body">Parce que tout a sa part d'ombre, le marché de l'emploi cache une autre face : obscure, inaccessible, mystérieuse. On estime à 70% le nombre de postes...</text:p>
      <text:p text:style-name="P3"><text:a xlink:type="simple" xlink:href="https://www.elaee.com/2016/04/20/25550-marche-cache-de-lemploi-le-connaitre-et-linfiltrer" office:target-frame-name="_blank" xlink:show="new" text:style-name="Internet_20_link" text:visited-style-name="Visited_20_Internet_20_Link">https://www.elaee.com/2016/04/20/25550-marche-cache-de-lemploi-le-connaitre-et-linfiltrer</text:a></text:p>
      <text:p text:style-name="P33"/>
      <text:p text:style-name="P33"/>
      <text:h text:style-name="P83" text:outline-level="2"><text:a xlink:type="simple" xlink:href="https://upto.talkspirit.com/#/l/permalink/microblog/58e20ab9ea793841d82788bf" text:style-name="Internet_20_link" text:visited-style-name="Visited_20_Internet_20_Link"/></text:h>
      <text:p text:style-name="P53"/>
      <text:p text:style-name="Text_20_body"><text:soft-page-break/><text:a xlink:type="simple" xlink:href="http://putaindecode.io/fr/articles/js/webpack/" office:target-frame-name="_blank" xlink:show="new" text:style-name="Internet_20_link" text:visited-style-name="Visited_20_Internet_20_Link">Webpack</text:a></text:p>
      <text:p text:style-name="P28">Webpack a pour objectif de vous faciliter la vie, notamment en vous aidant à organiser votre application JS en modules. Le projet est déjà très popula..</text:p>
      <text:p text:style-name="P28"><text:a xlink:type="simple" xlink:href="http://putaindecode.io/fr/articles/js/webpack/" office:target-frame-name="_blank" xlink:show="new" text:style-name="Internet_20_link" text:visited-style-name="Visited_20_Internet_20_Link">http://putaindecode.io/fr/articles/js/webpack/</text:a></text:p>
      <text:p text:style-name="P53"/>
      <text:p text:style-name="P39"/>
      <text:h text:style-name="P77" text:outline-level="2">Outil aidant à la réalisation de la méthode EBIOS</text:h>
      <text:p text:style-name="Text_20_body"><text:a xlink:type="simple" xlink:href="https://adullact.net/projects/ebios2010/" office:target-frame-name="_blank" xlink:show="new" text:style-name="Internet_20_link" text:visited-style-name="Visited_20_Internet_20_Link"><text:span text:style-name="T5">FusionForge de l'ADULLACT: EBIOS 2010 : Accueil du projet</text:span></text:a></text:p>
      <text:p text:style-name="P3"><text:a xlink:type="simple" xlink:href="https://adullact.net/projects/ebios2010/" office:target-frame-name="_blank" xlink:show="new" text:style-name="Internet_20_link" text:visited-style-name="Visited_20_Internet_20_Link"><text:span text:style-name="T5">https://adullact.net/projects/ebios2010/</text:span></text:a></text:p>
      <text:p text:style-name="P39"/>
      <text:h text:style-name="P77" text:outline-level="2">SALESFORCE</text:h>
      <text:p text:style-name="P17">Divers parcours de formation pour celles et ceux intéressé(e)s par Salesforce :</text:p>
      <text:p text:style-name="Text_20_body"><text:a xlink:type="simple" xlink:href="https://trailhead.salesforce.com/fr/trails#role=role-dev" office:target-frame-name="_blank" xlink:show="new" text:style-name="Internet_20_link" text:visited-style-name="Visited_20_Internet_20_Link"><text:span text:style-name="T5">https://trailhead.salesforce.com/fr/trails#role=role-dev</text:span></text:a></text:p>
      <text:h text:style-name="P77" text:outline-level="2">[Culture]Les outils de hacking de la CIA révélés</text:h>
      <text:p text:style-name="P17">Si vous avez un peu suivis les infos.</text:p>
      <text:p text:style-name="Text_20_body"><text:a xlink:type="simple" xlink:href="https://wikileaks.org/ciav7p1/cms/index.html" office:target-frame-name="_blank" xlink:show="new" text:style-name="Internet_20_link" text:visited-style-name="Visited_20_Internet_20_Link"><text:span text:style-name="T5">https://wikileaks.org/ciav7p1/cms/index.html</text:span></text:a></text:p>
      <text:p text:style-name="P39"/>
      <text:h text:style-name="P77" text:outline-level="2">SEO : Indexation d'un site web, de la théorie à la pratique</text:h>
      <text:p text:style-name="P34"/>
      <text:p text:style-name="Text_20_body"><text:a xlink:type="simple" xlink:href="https://www.infoq.com/fr/presentations/codeurs-en-seine-simon-georges-seo" office:target-frame-name="_blank" xlink:show="new" text:style-name="Internet_20_link" text:visited-style-name="Visited_20_Internet_20_Link"><text:span text:style-name="T5">SEO : Indexation d'un site web, de la théorie à la pratique</text:span></text:a></text:p>
      <text:p text:style-name="P17">Les développeurs connaissent aujourd'hui pour la plupart les bases du référencement : les balises TITLE et META description, les fichiers robots.txt e...</text:p>
      <text:p text:style-name="P3"><text:a xlink:type="simple" xlink:href="https://www.infoq.com/fr/presentations/codeurs-en-seine-simon-georges-seo" office:target-frame-name="_blank" xlink:show="new" text:style-name="Internet_20_link" text:visited-style-name="Visited_20_Internet_20_Link"><text:span text:style-name="T5">https://www.infoq.com/fr/presentations/codeurs-en-seine-simon-georges-seo</text:span></text:a></text:p>
      <text:p text:style-name="P33"/>
      <text:p text:style-name="P33"/>
      <text:h text:style-name="P72" text:outline-level="2"><text:span text:style-name="T24">D</text:span>u front au back je suis stack !</text:h>
      <text:p text:style-name="Text_20_body"><text:a xlink:type="simple" xlink:href="https://dev.to/evgenyk/a-mythical-full-stack-developer" office:target-frame-name="_blank" xlink:show="new" text:style-name="Internet_20_link" text:visited-style-name="Visited_20_Internet_20_Link">A mythical full stack developer</text:a></text:p>
      <text:p text:style-name="Text_20_body">How full is your stack? It really depends. I have friends deploying real-time systems to chips, and know developers writing artificial intelligence co...</text:p>
      <text:p text:style-name="P3"><text:a xlink:type="simple" xlink:href="https://dev.to/evgenyk/a-mythical-full-stack-developer" office:target-frame-name="_blank" xlink:show="new" text:style-name="Internet_20_link" text:visited-style-name="Visited_20_Internet_20_Link">https://dev.to/evgenyk/a-mythical-full-stack-developer</text:a></text:p>
      <text:p text:style-name="P33"/>
      <text:h text:style-name="P80" text:outline-level="2">Angular2 &amp; Symfony3 : Comment créer rapidement un système d’authentification ?</text:h>
      <text:p text:style-name="Text_20_body"><text:a xlink:type="simple" xlink:href="http://blog.eleven-labs.com/fr/angular2-symfony3-comment-creer-rapidement-systeme-dauthentification/" office:target-frame-name="_blank" xlink:show="new" text:style-name="Internet_20_link" text:visited-style-name="Visited_20_Internet_20_Link">Angular2 &amp; Symfony3 : Comment créer rapidement un système d'authentification ?</text:a></text:p>
      <text:p text:style-name="Text_20_body">Après avoir travaillé sur AngularJS, j'ai voulu tester la seconde version du framework : Angular2. Pour me faire la main, j'ai choisi de travailler su...</text:p>
      <text:p text:style-name="P3"><text:a xlink:type="simple" xlink:href="http://blog.eleven-labs.com/fr/angular2-symfony3-comment-creer-rapidement-systeme-dauthentification/" office:target-frame-name="_blank" xlink:show="new" text:style-name="Internet_20_link" text:visited-style-name="Visited_20_Internet_20_Link">http://blog.eleven-labs.com/fr/angular2-symfony3-comment-creer-rapidement-systeme-dauthentification/</text:a></text:p>
      <text:p text:style-name="P33"/>
      <text:h text:style-name="P72" text:outline-level="2"><text:soft-page-break/><text:a xlink:type="simple" xlink:href="https://upto.talkspirit.com/#/l/permalink/microblog/58bd3290ea793849a75cf327" text:style-name="Internet_20_link" text:visited-style-name="Visited_20_Internet_20_Link"/></text:h>
      <text:p text:style-name="Text_20_body"><text:a xlink:type="simple" xlink:href="http://www.flavienbeninca.fr/2017/03/03/la-guerre-des-clones.html" office:target-frame-name="_blank" xlink:show="new" text:style-name="Internet_20_link" text:visited-style-name="Visited_20_Internet_20_Link">[js] La guerre des clones - Flavien BENINCA (ozee31)</text:a></text:p>
      <text:p text:style-name="Text_20_body">Cloner un objet ou un array en javascript n'ai pas aussi simple qu'un bonjour. Voici comment faire.</text:p>
      <text:p text:style-name="P3"><text:a xlink:type="simple" xlink:href="http://www.flavienbeninca.fr/2017/03/03/la-guerre-des-clones.html" office:target-frame-name="_blank" xlink:show="new" text:style-name="Internet_20_link" text:visited-style-name="Visited_20_Internet_20_Link">http://www.flavienbeninca.fr/2017/03/03/la-guerre-des-clones.html</text:a></text:p>
      <text:p text:style-name="P33"/>
      <text:p text:style-name="P33"/>
      <text:h text:style-name="P80" text:outline-level="2">Un blockchain en 200 lignes de code</text:h>
      <text:p text:style-name="P3"/>
      <text:p text:style-name="Text_20_body"><text:a xlink:type="simple" xlink:href="https://medium.com/@lhartikk/a-blockchain-in-200-lines-of-code-963cc1cc0e54" office:target-frame-name="_blank" xlink:show="new" text:style-name="Internet_20_link" text:visited-style-name="Visited_20_Internet_20_Link">A blockchain in 200 lines of code</text:a></text:p>
      <text:p text:style-name="Text_20_body">The basic concept of blockchain is quite simple: a distributed database that maintains a continuously growing list of ordered records. However, it is ...</text:p>
      <text:p text:style-name="P3"><text:a xlink:type="simple" xlink:href="https://medium.com/@lhartikk/a-blockchain-in-200-lines-of-code-963cc1cc0e54" text:style-name="Internet_20_link" text:visited-style-name="Visited_20_Internet_20_Link">https://medium.com/@lhartikk/a-blockchain-in-200-lines-of-code-963cc1cc0e54</text:a></text:p>
      <text:p text:style-name="P42"/>
      <text:p text:style-name="P44"/>
      <text:h text:style-name="P72" text:outline-level="2"><text:a xlink:type="simple" xlink:href="https://www.developpez.com/actu/120690/Des-developpeurs-avouent-leurs-peches-de-programmation-pour-s-eriger-contre-un-processus-d-entretien-technique-qu-ils-estiment-brise/" text:style-name="Internet_20_link" text:visited-style-name="Visited_20_Internet_20_Link"><text:span text:style-name="T5">Des développeurs avouent leurs « péchés » de programmation</text:span></text:a></text:h>
      <text:p text:style-name="P33"><text:span text:style-name="T5"/></text:p>
      <text:p text:style-name="P45"/>
      <text:p text:style-name="Text_20_body"><text:a xlink:type="simple" xlink:href="https://checklists.opquast.com/fr/" office:target-frame-name="_blank" xlink:show="new" text:style-name="Internet_20_link" text:visited-style-name="Visited_20_Internet_20_Link">Les bonnes pratiques de la qualité Web - Opquast Check-lists</text:a></text:p>
      <text:p text:style-name="Text_20_body">Annuaire de checklists de bonnes pratiques web dans les domaines de la qualité, de l'accessiblité, du seo, du green it, ou de la performance</text:p>
      <text:p text:style-name="P3"/>
      <text:p text:style-name="Text_20_body"><text:a xlink:type="simple" xlink:href="https://almsaeedstudio.com/" office:target-frame-name="_blank" xlink:show="new" text:style-name="Internet_20_link" text:visited-style-name="Visited_20_Internet_20_Link">Free Bootstrap Admin Template</text:a></text:p>
      <text:p text:style-name="Text_20_body">Best open source admin dashboard &amp; control panel theme. Built on top of Bootstrap 3, AdminLTE provides a range of responsive, reusable, and commonly u...</text:p>
      <text:p text:style-name="P3"/>
      <text:p text:style-name="Text_20_body"><text:a xlink:type="simple" xlink:href="https://buzut.fr/css-input-validation/" office:target-frame-name="_blank" xlink:show="new" text:style-name="Internet_20_link" text:visited-style-name="Visited_20_Internet_20_Link">Comment utiliser au mieux les pseudo-classes CSS :valid et :invalid</text:a></text:p>
      <text:p text:style-name="Text_20_body">La validation HTML5 permet avec le CSS d'appliquer des styles selon la validité d'un champ de formulaire. Voyons rapidement comment en tirer parti.</text:p>
      <text:p text:style-name="P3"><text:a xlink:type="simple" xlink:href="https://buzut.fr/css-input-validation/" office:target-frame-name="_blank" xlink:show="new" text:style-name="Internet_20_link" text:visited-style-name="Visited_20_Internet_20_Link">https://buzut.fr/css-input-validation/</text:a></text:p>
      <text:p text:style-name="P33"/>
      <text:h text:style-name="P72" text:outline-level="2"/>
      <text:p text:style-name="P3"/>
      <text:p text:style-name="Text_20_body"><text:a xlink:type="simple" xlink:href="https://korben.info/envie-dapprendre-machine-learning-de-initier-a-lintelligence-artificielle.html" office:target-frame-name="_blank" xlink:show="new" text:style-name="Internet_20_link" text:visited-style-name="Visited_20_Internet_20_Link">Envie d'apprendre le Machine Learning, de vous initier à l'intelligence artificielle - Korben</text:a></text:p>
      <text:p text:style-name="Text_20_body">Udemy vous propose une forte reduction sur les cours autour du Machine Learning.</text:p>
      <text:p text:style-name="P3"><text:a xlink:type="simple" xlink:href="https://korben.info/envie-dapprendre-machine-learning-de-initier-a-lintelligence-artificielle.html" office:target-frame-name="_blank" xlink:show="new" text:style-name="Internet_20_link" text:visited-style-name="Visited_20_Internet_20_Link">https://korben.info/envie-dapprendre-machine-learning-de-initier-a-lintelligence-artificielle.html</text:a></text:p>
      <text:h text:style-name="P83" text:outline-level="2"><text:a xlink:type="simple" xlink:href="https://upto.talkspirit.com/#/l/permalink/microblog/58b7589eea793838285d9da8" text:style-name="Internet_20_link" text:visited-style-name="Visited_20_Internet_20_Link"/></text:h>
      <text:p text:style-name="P53"/>
      <text:p text:style-name="P53"/>
      <text:p text:style-name="P53"/>
      <text:p text:style-name="Text_20_body"><text:soft-page-break/><text:a xlink:type="simple" xlink:href="https://korben.info/borg-trouver-snippets-directement-terminal-macos-linux.html" office:target-frame-name="_blank" xlink:show="new" text:style-name="Internet_20_link" text:visited-style-name="Visited_20_Internet_20_Link">Borg - Pour trouver des snippets directement depuis votre terminal (macOS / Linux) - Korben</text:a></text:p>
      <text:p text:style-name="Text_20_body">Qu'on soit débutant ou non en bash Linux ou macOS, il y a toujours un moment où on doit chercher de la doc ou une ligne de commande pour arriver à ses...</text:p>
      <text:p text:style-name="P3"/>
      <text:p text:style-name="P33"><text:a xlink:type="simple" xlink:href="https://upto.talkspirit.com/#/l/permalink/microblog/58aff2d178f1c7f57d8b458f" text:style-name="Internet_20_link" text:visited-style-name="Visited_20_Internet_20_Link"/></text:p>
      <text:p text:style-name="Text_20_body"><text:a xlink:type="simple" xlink:href="https://korben.info/nouvelle-version-guide-dhygiene-informatique-de-lanssi.html" office:target-frame-name="_blank" xlink:show="new" text:style-name="Internet_20_link" text:visited-style-name="Visited_20_Internet_20_Link">https://korben.info/nouvelle-version-guide-dhygiene-informatique-de-lanssi.html</text:a></text:p>
      <text:p text:style-name="Text_20_body"><text:a xlink:type="simple" xlink:href="http://www.choblab.com/web-design/design-et-accessibilite-prendre-en-compte-chaque-handicap-infographies-11664.html" office:target-frame-name="_blank" xlink:show="new" text:style-name="Internet_20_link" text:visited-style-name="Visited_20_Internet_20_Link">Design et accessibilité : prendre en compte chaque handicap #infographies - Choblab</text:a></text:p>
      <text:p text:style-name="Text_20_body">Spectre autistique, mal-voyants, malentendants, lecteurs d'écran, dyslexie ou handicap moteur... Voici des posters qui vous rappellent les bonnes prat...</text:p>
      <text:p text:style-name="P3"><text:a xlink:type="simple" xlink:href="http://www.choblab.com/web-design/design-et-accessibilite-prendre-en-compte-chaque-handicap-infographies-11664.html" office:target-frame-name="_blank" xlink:show="new" text:style-name="Internet_20_link" text:visited-style-name="Visited_20_Internet_20_Link">http://www.choblab.com/web-design/design-et-accessibilite-prendre-en-compte-chaque-handicap-infographies-11664.html</text:a></text:p>
      <text:p text:style-name="P33"/>
      <text:p text:style-name="P33"/>
      <text:p text:style-name="Text_20_body"><text:a xlink:type="simple" xlink:href="https://www.sitepoint.com/web-maker-an-offline-browser-based-codepen-alternative/" office:target-frame-name="_blank" xlink:show="new" text:style-name="Internet_20_link" text:visited-style-name="Visited_20_Internet_20_Link">https://www.sitepoint.com/web-maker-an-offline-browser-based-codepen-alternative/</text:a></text:p>
      <text:p text:style-name="Text_20_body">une extension chrome qui propose une alternative plutot sympas à js et codepen ! </text:p>
      <text:p text:style-name="Text_20_body">plutot pour le front ! <text:s/></text:p>
      <text:p text:style-name="P53"/>
      <text:p text:style-name="Text_20_body"><text:a xlink:type="simple" xlink:href="https://blog.dareboost.com/fr/2017/02/vitesse-de-chargement-adaptez-tests-audience/" office:target-frame-name="_blank" xlink:show="new" text:style-name="Internet_20_link" text:visited-style-name="Visited_20_Internet_20_Link">Vitesse de chargement : adaptez vos tests à votre audience</text:a></text:p>
      <text:p text:style-name="Text_20_body">Le chargement de vos pages web vous semble assez rapide ? Etes-vous sûrs que vos visiteurs partagent cette impression ? A travers cette interrogation,...</text:p>
      <text:p text:style-name="P47"/>
      <text:h text:style-name="P83" text:outline-level="2"><text:a xlink:type="simple" xlink:href="http://www.numerama.com/tech/228857-les-23-principes-dasilomar-veulent-encadrer-le-developpement-de-lintelligence-artificielle.html" text:style-name="Internet_20_link" text:visited-style-name="Visited_20_Internet_20_Link"><text:span text:style-name="T5">Les « 23 principes d’Asilomar » veulent encadrer le développement de l’intelligence artificielle</text:span></text:a></text:h>
      <text:p text:style-name="P48"/>
      <text:p text:style-name="P33"/>
      <text:h text:style-name="P72" text:outline-level="2"><text:a xlink:type="simple" xlink:href="http://pise.info/algo/index.htm" text:style-name="Internet_20_link" text:visited-style-name="Visited_20_Internet_20_Link"><text:span text:style-name="T26">Algorithmique et programmation pour non-matheux</text:span></text:a></text:h>
      <text:p text:style-name="Text_20_body"/>
      <text:p text:style-name="Text_20_body"><text:a xlink:type="simple" xlink:href="http://blog.growth-mindset.fr/strategie-emailing" office:target-frame-name="_blank" xlink:show="new" text:style-name="Internet_20_link" text:visited-style-name="Visited_20_Internet_20_Link">Emailing : 9 points pour bien commencer</text:a></text:p>
      <text:p text:style-name="Text_20_body">Les revenus engendrés par l'emailing en B2B ont augmenté de 60% entre 2013 et 2014. L'emailing est 40 fois plus enclin à générer des revenus que le so...</text:p>
      <text:p text:style-name="Text_20_body"/>
      <text:p text:style-name="Text_20_body"><text:a xlink:type="simple" xlink:href="https://template.pro/guide-architecture-information/" office:target-frame-name="_blank" xlink:show="new" text:style-name="Internet_20_link" text:visited-style-name="Visited_20_Internet_20_Link">Le guide complet de l'architecture de l'information pour débutant</text:a></text:p>
      <text:p text:style-name="Text_20_body">L'architecture de l'information est une tâche souvent partagée par les designers, les développeurs et les responsables de contenu. Mais peu importe qu...</text:p>
      <text:p text:style-name="P3"><text:a xlink:type="simple" xlink:href="https://template.pro/guide-architecture-information/" office:target-frame-name="_blank" xlink:show="new" text:style-name="Internet_20_link" text:visited-style-name="Visited_20_Internet_20_Link">https://template.pro/guide-architecture-information/</text:a></text:p>
      <text:p text:style-name="P33"/>
      <text:p text:style-name="P33"/>
      <text:h text:style-name="P72" text:outline-level="2"><text:soft-page-break/></text:h>
      <text:p text:style-name="Text_20_body"><text:a xlink:type="simple" xlink:href="https://template.pro/psychologie-couleurs/" office:target-frame-name="_blank" xlink:show="new" text:style-name="Internet_20_link" text:visited-style-name="Visited_20_Internet_20_Link">https://template.pro/psychologie-couleurs/</text:a></text:p>
      <text:p text:style-name="Text_20_body"><text:a xlink:type="simple" xlink:href="https://blog.nathanaelcherrier.com/2017/01/18/je-suis-un-extremiste-du-formatage/" office:target-frame-name="_blank" xlink:show="new" text:style-name="Internet_20_link" text:visited-style-name="Visited_20_Internet_20_Link">Je suis un extrémiste du formatage</text:a></text:p>
      <text:h text:style-name="P66" text:outline-level="2"/>
      <text:p text:style-name="Text_20_body"><text:a xlink:type="simple" xlink:href="http://korben.info/usersnap-connaitre-bugs-de-site-recuperer-retours-de-vos-internautes.html" office:target-frame-name="_blank" xlink:show="new" text:style-name="Internet_20_link" text:visited-style-name="Visited_20_Internet_20_Link">Usersnap - Pour connaitre les bugs de votre site et récupérer les retours de vos internautes - Korben</text:a></text:p>
      <text:p text:style-name="Text_20_body"><text:a xlink:type="simple" xlink:href="https://www.linkedin.com/pulse/react-native-le-framework-javascript-qui-bouleverse-pratt-delzenne?trk=hp-feed-article-title-like" office:target-frame-name="_blank" xlink:show="new" text:style-name="Internet_20_link" text:visited-style-name="Visited_20_Internet_20_Link">React Native: Le framework JavaScript qui bouleverse le mobile</text:a></text:p>
      <text:p text:style-name="Text_20_body">Published on ​React Native a bientôt 2 ans et depuis sa sortie en 2015 il a été comme un raz de marée dans l'écosystème Mobile, pouvant concurrencer l...</text:p>
      <text:p text:style-name="Text_20_body"/>
      <text:p text:style-name="Text_20_body"><text:a xlink:type="simple" xlink:href="http://www.blogduwebdesign.com/presentation-education/apprendre-perfectionner-langages-programmation--Exercism-io/2358" text:style-name="Internet_20_link" text:visited-style-name="Visited_20_Internet_20_Link">http://www.blogduwebdesign.com/presentation-education/apprendre-perfectionner-langages-programmation--Exercism-io/2358</text:a></text:p>
      <text:p text:style-name="Text_20_body"><text:a xlink:type="simple" xlink:href="http://korben.info/trouver-cles-codees-dur-application-android.html" office:target-frame-name="_blank" xlink:show="new" text:style-name="Internet_20_link" text:visited-style-name="Visited_20_Internet_20_Link">http://korben.info/trouver-cles-codees-dur-application-android.html</text:a></text:p>
      <text:p text:style-name="Text_20_body"><text:a xlink:type="simple" xlink:href="http://www.peterboroughtoday.co.uk/news/from-fiction-to-fact-the-cybercrime-threats-of-the-future-1-7770088" office:target-frame-name="_blank" xlink:show="new" text:style-name="Internet_20_link" text:visited-style-name="Visited_20_Internet_20_Link">From fiction to fact: the cybercrime threats of the future</text:a></text:p>
      <text:p text:style-name="Text_20_body">Cybercrime was big business for fraudsters in 2016 Cybercriminals racking up an estimated £1 billion in damages to companies across the UK. But more t...</text:p>
      <text:p text:style-name="P3"><text:a xlink:type="simple" xlink:href="http://www.peterboroughtoday.co.uk/news/from-fiction-to-fact-the-cybercrime-threats-of-the-future-1-7770088" office:target-frame-name="_blank" xlink:show="new" text:style-name="Internet_20_link" text:visited-style-name="Visited_20_Internet_20_Link">http://www.peterboroughtoday.co.uk/news/from-fiction-to-fact-the-cybercrime-threats-of-the-future-1-7770088</text:a></text:p>
      <text:p text:style-name="P13"/>
      <text:p text:style-name="Text_20_body"><text:a xlink:type="simple" xlink:href="http://start.lesechos.fr/actu-entreprises/finance-banque-assurance/la-webserie-pour-tout-comprendre-au-bitcoin-et-a-la-blockchain-6897.php#xtor=CS2-9" office:target-frame-name="_blank" xlink:show="new" text:style-name="Internet_20_link" text:visited-style-name="Visited_20_Internet_20_Link">http://start.lesechos.fr/actu-entreprises/finance-banque-assurance/la-webserie-pour-tout-comprendre-au-bitcoin-et-a-la-blockchain-6897.php#xtor=CS2-9</text:a></text:p>
      <text:p text:style-name="Text_20_body"><text:a xlink:type="simple" xlink:href="https://www.enki.com/" office:target-frame-name="_blank" xlink:show="new" text:style-name="Internet_20_link" text:visited-style-name="Visited_20_Internet_20_Link"/></text:p>
      <text:p text:style-name="Text_20_body"><text:a xlink:type="simple" xlink:href="https://www.enki.com/" office:target-frame-name="_blank" xlink:show="new" text:style-name="Internet_20_link" text:visited-style-name="Visited_20_Internet_20_Link">https://www.enki.com/</text:a></text:p>
      <text:p text:style-name="Text_20_body">Une application qui propose des petits exercices chaque jour sur les sujets de votre choix, avec niveau de compétences et des petits jeux pour apprendre tranquillement !<text:line-break/>Testé et a<text:span text:style-name="T25">p</text:span>prouvé !</text:p>
      <text:p text:style-name="Text_20_body"/>
      <text:p text:style-name="P58"/>
      <text:p text:style-name="Text_20_body"><text:a xlink:type="simple" xlink:href="http://www.easypartner.fr/blog_veille-technologique-:-comment-être-efficace_18_1" office:target-frame-name="_blank" xlink:show="new" text:style-name="Internet_20_link" text:visited-style-name="Visited_20_Internet_20_Link">Veille technologique : comment être efficace ?</text:a></text:p>
      <text:p text:style-name="P3"><text:a xlink:type="simple" xlink:href="http://www.easypartner.fr/blog_veille-technologique-:-comment-être-efficace_18_1" office:target-frame-name="_blank" xlink:show="new" text:style-name="Internet_20_link" text:visited-style-name="Visited_20_Internet_20_Link">http://www.easypartner.fr/blog_veille-technologique-:-comment-%C3%AAtre-efficace_18_1</text:a></text:p>
      <text:p text:style-name="P13"><text:a xlink:type="simple" xlink:href="http://maxlab.fr/category/veille/" office:target-frame-name="_blank" xlink:show="new" text:style-name="Internet_20_link" text:visited-style-name="Visited_20_Internet_20_Link">http://maxlab.fr/category/veille/</text:a></text:p>
      <text:p text:style-name="Text_20_body"><text:a xlink:type="simple" xlink:href="https://www.linkedin.com/nhome/" office:target-frame-name="_blank" xlink:show="new" text:style-name="Internet_20_link" text:visited-style-name="Visited_20_Internet_20_Link">https://www.linkedin.com/nhome/</text:a> (oui, oui, dans mes actus)</text:p>
      <text:p text:style-name="Text_20_body"><text:a xlink:type="simple" xlink:href="http://web.developpez.com/" office:target-frame-name="_blank" xlink:show="new" text:style-name="Internet_20_link" text:visited-style-name="Visited_20_Internet_20_Link">http://web.developpez.com/</text:a></text:p>
      <text:p text:style-name="Text_20_body"><text:a xlink:type="simple" xlink:href="http://www.alsacreations.com/" office:target-frame-name="_blank" xlink:show="new" text:style-name="Internet_20_link" text:visited-style-name="Visited_20_Internet_20_Link">http://www.alsacreations.com/</text:a></text:p>
      <text:p text:style-name="Text_20_body"><text:a xlink:type="simple" xlink:href="https://www.grafikart.fr/blog" office:target-frame-name="_blank" xlink:show="new" text:style-name="Internet_20_link" text:visited-style-name="Visited_20_Internet_20_Link">https://www.grafikart.fr/blog</text:a></text:p>
      <text:p text:style-name="Text_20_body"><text:a xlink:type="simple" xlink:href="https://www.sitepoint.com/" office:target-frame-name="_blank" xlink:show="new" text:style-name="Internet_20_link" text:visited-style-name="Visited_20_Internet_20_Link">https://www.sitepoint.com/</text:a></text:p>
      <text:p text:style-name="Text_20_body">Des plus généralistes aussi :</text:p>
      <text:p text:style-name="Text_20_body"><text:a xlink:type="simple" xlink:href="http://korben.info/" office:target-frame-name="_blank" xlink:show="new" text:style-name="Internet_20_link" text:visited-style-name="Visited_20_Internet_20_Link">http://korben.info/</text:a></text:p>
      <text:p text:style-name="Text_20_body"><text:a xlink:type="simple" xlink:href="http://www.journaldunet.com/" office:target-frame-name="_blank" xlink:show="new" text:style-name="Internet_20_link" text:visited-style-name="Visited_20_Internet_20_Link">http://www.journaldunet.com/</text:a></text:p>
      <text:p text:style-name="Text_20_body"><text:a xlink:type="simple" xlink:href="http://www.futura-sciences.com/tech/" office:target-frame-name="_blank" xlink:show="new" text:style-name="Internet_20_link" text:visited-style-name="Visited_20_Internet_20_Link">http://www.futura-sciences.com/tech/</text:a></text:p>
      <text:p text:style-name="P12"><text:a xlink:type="simple" xlink:href="http://news.humancoders.com/t" office:target-frame-name="_blank" xlink:show="new" text:style-name="Internet_20_link" text:visited-style-name="Visited_20_Internet_20_Link">Human Coders News</text:a></text:p>
      <text:p text:style-name="Text_20_body"/>
      <text:p text:style-name="Text_20_body"><text:a xlink:type="simple" xlink:href="http://www.blog-nouvelles-technologies.fr/97328/comment-canard-plastique-appris-mieux-developper/" office:target-frame-name="_blank" xlink:show="new" text:style-name="Internet_20_link" text:visited-style-name="Visited_20_Internet_20_Link">Comment un canard en plastique m'a appris à mieux développer</text:a></text:p>
      <text:p text:style-name="Text_20_body">Cela peut paraître idiot, non ? Un canard en plastique ? C'est un jouet de bain que vos enfants utilisent pour passer le temps dans la baignoire. Il n...</text:p>
      <text:p text:style-name="P13"/>
      <text:h text:style-name="P66" text:outline-level="2"><text:a xlink:type="simple" xlink:href="http://blog.hiphipjorge.com/tips-for-learning-programming/" text:style-name="Internet_20_link" text:visited-style-name="Visited_20_Internet_20_Link"><text:span text:style-name="T5">tips for learning programming</text:span></text:a></text:h>
      <text:p text:style-name="Text_20_body"><text:a xlink:type="simple" xlink:href="http://blog.octo.com/ecrire-du-code-propre-le-nommage/" office:target-frame-name="_blank" xlink:show="new" text:style-name="Internet_20_link" text:visited-style-name="Visited_20_Internet_20_Link">Ecrire du code propre - Le nommage</text:a></text:p>
      <text:p text:style-name="Text_20_body">Après ce premier article sur les piliers qui soutiendront votre pratique du code, je vous propose de commencer par la pratique la plus simple mais bie...</text:p>
      <text:p text:style-name="P3"/>
      <text:p text:style-name="Text_20_body"><text:a xlink:type="simple" xlink:href="https://search.google.com/search-console/mobile-friendly" office:target-frame-name="_blank" xlink:show="new" text:style-name="Internet_20_link" text:visited-style-name="Visited_20_Internet_20_Link">Mobile-Friendly Test - Google Search Console</text:a></text:p>
      <text:p text:style-name="Text_20_body"><text:a xlink:type="simple" xlink:href="https://developers.google.com/speed/pagespeed/insights/" office:target-frame-name="_blank" xlink:show="new" text:style-name="Internet_20_link" text:visited-style-name="Visited_20_Internet_20_Link">PageSpeed Insights</text:a></text:p>
      <text:p text:style-name="Text_20_body">Learn more about web performance tools at Google, including browser extensions and APIs for Insights, PageSpeed Service, and our optimization librarie...</text:p>
      <text:p text:style-name="P3"/>
      <text:p text:style-name="Text_20_body"><text:a xlink:type="simple" xlink:href="http://www.jesuisundev.fr/apprendre-efficacement-tant-developpeur/" office:target-frame-name="_blank" xlink:show="new" text:style-name="Internet_20_link" text:visited-style-name="Visited_20_Internet_20_Link">http://www.jesuisundev.fr/apprendre-efficacement-tant-developpeur/</text:a></text:p>
      <text:p text:style-name="Text_20_body"/>
      <text:p text:style-name="Text_20_body"/>
      <text:p text:style-name="Text_20_body"><text:soft-page-break/><text:a xlink:type="simple" xlink:href="http://www.jesuisundev.fr/devenir-meilleur-developpeur/" office:target-frame-name="_blank" xlink:show="new" text:style-name="Internet_20_link" text:visited-style-name="Visited_20_Internet_20_Link">http://www.jesuisundev.fr/devenir-meilleur-developpeur/</text:a></text:p>
      <text:p text:style-name="Text_20_body"><text:a xlink:type="simple" xlink:href="http://pym.me/posts/8-conseils-pour-jeunes-developpeurs/" office:target-frame-name="_blank" xlink:show="new" text:style-name="Internet_20_link" text:visited-style-name="Visited_20_Internet_20_Link">http://pym.me/posts/8-conseils-pour-jeunes-developpeurs/</text:a></text:p>
      <text:p text:style-name="Text_20_body"><text:a xlink:type="simple" xlink:href="http://lesjoiesducode.fr/" office:target-frame-name="_blank" xlink:show="new" text:style-name="Internet_20_link" text:visited-style-name="Visited_20_Internet_20_Link">http://lesjoiesducode.fr/</text:a></text:p>
      <text:p text:style-name="Text_20_body"><text:a xlink:type="simple" xlink:href="http://lesjoiesducode.fr/tagged/best/" office:target-frame-name="_blank" xlink:show="new" text:style-name="Internet_20_link" text:visited-style-name="Visited_20_Internet_20_Link">http://lesjoiesducode.fr/tagged/best/</text:a></text:p>
      <text:p text:style-name="P13"/>
      <text:p text:style-name="P30"><text:a xlink:type="simple" xlink:href="https://www.google.com/webmasters/tools/removals?pli=1" office:target-frame-name="_blank" xlink:show="new" text:style-name="Internet_20_link" text:visited-style-name="Visited_20_Internet_20_Link">https://www.google.com/webmasters/tools/removals?pli=1</text:a></text:p>
      <text:p text:style-name="Text_20_body">Pour demander à google de désindéxer vos comptes (liens vers sites, réseaux sociaux) que vous avez supprimés.</text:p>
      <text:p text:style-name="P30"><text:a xlink:type="simple" xlink:href="http://www.blogdumoderateur.com/faire-disparaitre-ses-profils-sur-les-reseaux-sociaux-des-moteurs-de-recherche/" office:target-frame-name="_blank" xlink:show="new" text:style-name="Internet_20_link" text:visited-style-name="Visited_20_Internet_20_Link">http://www.blogdumoderateur.com/faire-disparaitre-ses-profils-sur-les-reseaux-sociaux-des-moteurs-de-recherche/</text:a></text:p>
      <text:p text:style-name="Text_20_body">Voilà un site qui nous dit comment gérer la confidentialité de nos comptes sur différents réseaux sociaux... Ca peut servir :)</text:p>
      <text:p text:style-name="Text_20_body"/>
      <text:p text:style-name="Text_20_body"><text:a xlink:type="simple" xlink:href="http://korben.info/historique-de-vie-dune-application-choix-techniques-evolutions.html" office:target-frame-name="_blank" xlink:show="new" text:style-name="Internet_20_link" text:visited-style-name="Visited_20_Internet_20_Link">Historique de la vie d'une application: choix techniques et évolutions - Korben</text:a></text:p>
      <text:p text:style-name="Text_20_body">Pendant que je dévorais mon sushi dans le train, je me suis rappelé qu'avant de râler contre le retard de train, les devs de Voyages SNCF, pour les av...</text:p>
      <text:p text:style-name="P3"><text:a xlink:type="simple" xlink:href="http://korben.info/historique-de-vie-dune-application-choix-techniques-evolutions.html" text:style-name="Internet_20_link" text:visited-style-name="Visited_20_Internet_20_Link">http://korben.info/historique-de-vie-dune-application-choix-techniques-evolutions.html</text:a></text:p>
      <text:p text:style-name="P3"/>
      <text:p text:style-name="Text_20_body"><text:a xlink:type="simple" xlink:href="http://www.developpez.com/actu/107132/Comment-bien-deboguer-vos-programmes-Partagez-vos-experiences/" office:target-frame-name="_blank" xlink:show="new" text:style-name="Internet_20_link" text:visited-style-name="Visited_20_Internet_20_Link">Comment bien déboguer vos programmes ? Partagez vos expériences</text:a></text:p>
      <text:p text:style-name="Text_20_body">Apprendre un langage de programmation peut s'avérer être une expérience agréable. Mais le passage de la théorie et des exemples de cours à l'écriture ...</text:p>
      <text:p text:style-name="P3"/>
      <text:p text:style-name="P3"/>
      <text:p text:style-name="Text_20_body"><text:a xlink:type="simple" xlink:href="https://developer.mozilla.org/fr/" office:target-frame-name="_blank" xlink:show="new" text:style-name="Internet_20_link" text:visited-style-name="Visited_20_Internet_20_Link">Mozilla Developer Network</text:a></text:p>
      <text:p text:style-name="Text_20_body">Mozilla Developer Network (MDN) fournit des informations sur les technologies web ouvertes comme HTML, CSS et les APIs utilisées pour les sites web et...</text:p>
      <text:p text:style-name="P3"/>
      <text:p text:style-name="Text_20_body"><text:a xlink:type="simple" xlink:href="http://juliendubreuil.fr/blog/developpement/vision-sur-le-futur-du-developpement-web/" office:target-frame-name="_blank" xlink:show="new" text:style-name="Internet_20_link" text:visited-style-name="Visited_20_Internet_20_Link">Une vision sur le futur du développement web | juliendubreuil.fr</text:a></text:p>
      <text:p text:style-name="Text_20_body">Ce que l'année 2015 nous réserve en matière de développement web, quelques visions et pronostiques</text:p>
      <text:p text:style-name="P3"><text:a xlink:type="simple" xlink:href="http://juliendubreuil.fr/blog/developpement/vision-sur-le-futur-du-developpement-web/" office:target-frame-name="_blank" xlink:show="new" text:style-name="Internet_20_link" text:visited-style-name="Visited_20_Internet_20_Link">http://juliendubreuil.fr/blog/developpement/vision-sur-le-futur-du-developpement-web/</text:a></text:p>
      <text:p text:style-name="P13"/>
      <text:p text:style-name="P3"><text:a xlink:type="simple" xlink:href="http://www.js-attitude.fr/2014/11/05/veille-techno-utile/" office:target-frame-name="_blank" xlink:show="new" text:style-name="Internet_20_link" text:visited-style-name="Visited_20_Internet_20_Link"/></text:p>
      <text:p text:style-name="P3"/>
      <text:p text:style-name="P3"/>
      <text:p text:style-name="P3"/>
      <text:p text:style-name="Text_20_body"><text:soft-page-break/><text:a xlink:type="simple" xlink:href="http://www.js-attitude.fr/2014/11/05/veille-techno-utile/" office:target-frame-name="_blank" xlink:show="new" text:style-name="Internet_20_link" text:visited-style-name="Visited_20_Internet_20_Link">Ressources pour une veille technologique web front de qualité</text:a></text:p>
      <text:p text:style-name="Text_20_body">On me demande souvent, en formation comme ailleurs, comment je fais ma veille technique côté JS / Web / Node. En particulier pour tomber sur des resso...</text:p>
      <text:p text:style-name="P13"/>
      <text:p text:style-name="Text_20_body"><text:a xlink:type="simple" xlink:href="https://uptodate.frontendrescue.org/fr/" office:target-frame-name="_blank" xlink:show="new" text:style-name="Internet_20_link" text:visited-style-name="Visited_20_Internet_20_Link">Comment se tenir informé des technologies "Front-End" - The Recipe</text:a></text:p>
      <text:p text:style-name="Text_20_body">Comment se tenir informé des technologies "Front-End" - The Recipe</text:p>
      <text:p text:style-name="Text_20_body"><text:a xlink:type="simple" xlink:href="https://openclassrooms.com/courses/protegez-l-ensemble-de-vos-communications-sur-internet-1" office:target-frame-name="_blank" xlink:show="new" text:style-name="Internet_20_link" text:visited-style-name="Visited_20_Internet_20_Link">Découvrez le cours "Protégez l'ensemble de vos communications sur Internet" sur @OpenClassrooms</text:a></text:p>
      <text:p text:style-name="Text_20_body">Vous voulez savoir pourquoi et comment sécuriser vos échanges de données sur Internet depuis un ordinateur ou un smartphone ? Vous n'avez aucune conna...</text:p>
      <text:p text:style-name="P3"><text:a xlink:type="simple" xlink:href="https://openclassrooms.com/courses/protegez-l-ensemble-de-vos-communications-sur-internet-1" office:target-frame-name="_blank" xlink:show="new" text:style-name="Internet_20_link" text:visited-style-name="Visited_20_Internet_20_Link">https://openclassrooms.com/courses/protegez-l-ensemble-de-vos-communications-sur-internet-1</text:a></text:p>
      <text:p text:style-name="P13"/>
      <text:p text:style-name="Text_20_body"><text:a xlink:type="simple" xlink:href="https://openclassrooms.com/courses/comprendre-le-bitcoin-et-la-blockchain" office:target-frame-name="_blank" xlink:show="new" text:style-name="Internet_20_link" text:visited-style-name="Visited_20_Internet_20_Link">Découvrez le cours "Comprendre le Bitcoin et la Blockchain" sur @OpenClassrooms</text:a></text:p>
      <text:p text:style-name="Text_20_body">Le Bitcoin est une nouvelle monnaie virtuelle, basée sur des principes telle que la Blockchain. Qu'est-ce que ça signifie et comment ça fonctionne ?</text:p>
      <text:p text:style-name="P3"><text:a xlink:type="simple" xlink:href="https://openclassrooms.com/courses/comprendre-le-bitcoin-et-la-blockchain" office:target-frame-name="_blank" xlink:show="new" text:style-name="Internet_20_link" text:visited-style-name="Visited_20_Internet_20_Link">https://openclassrooms.com/courses/comprendre-le-bitcoin-et-la-blockchain</text:a></text:p>
      <text:h text:style-name="P66" text:outline-level="2"><text:a xlink:type="simple" xlink:href="https://upto.talkspirit.com/#/l/permalink/microblog/584532b578f1c7b0278b457b" text:style-name="Internet_20_link" text:visited-style-name="Visited_20_Internet_20_Link"><text:span text:style-name="T5">Grafikart</text:span></text:a></text:h>
      <text:p text:style-name="Text_20_body"><text:a xlink:type="simple" xlink:href="https://www.grafikart.fr/formations/apprendre-algorithmique" office:target-frame-name="_blank" xlink:show="new" text:style-name="Internet_20_link" text:visited-style-name="Visited_20_Internet_20_Link">https://www.grafikart.fr/formations/apprendre-algorithmique</text:a></text:p>
      <text:p text:style-name="Text_20_body"><text:a xlink:type="simple" xlink:href="https://www.grafikart.fr/formations/debuter-javascript" office:target-frame-name="_blank" xlink:show="new" text:style-name="Internet_20_link" text:visited-style-name="Visited_20_Internet_20_Link">https://www.grafikart.fr/formations/debuter-javascript</text:a></text:p>
      <text:p text:style-name="Text_20_body">Et bien d'autres.</text:p>
      <text:p text:style-name="Text_20_body"><text:a xlink:type="simple" xlink:href="https://www.grafikart.fr/formations/apprendre-algorithmique" office:target-frame-name="_blank" xlink:show="new" text:style-name="Internet_20_link" text:visited-style-name="Visited_20_Internet_20_Link">Formation L'algorithmique</text:a></text:p>
      <text:p text:style-name="Text_20_body">L'algorithmique est un passage obligé pour les programmeurs en herbes. Avant de vouloir se lancer dans la programmation à proprement parler il est imp...</text:p>
      <text:p text:style-name="P3"><text:a xlink:type="simple" xlink:href="https://www.grafikart.fr/formations/apprendre-algorithmique" office:target-frame-name="_blank" xlink:show="new" text:style-name="Internet_20_link" text:visited-style-name="Visited_20_Internet_20_Link">https://www.grafikart.fr/formations/apprendre-algorithmique</text:a></text:p>
      <text:p text:style-name="P3"/>
      <text:p text:style-name="Text_20_body"><text:a xlink:type="simple" xlink:href="http://www.uchange.co/comprendre-la-blockchain/" office:target-frame-name="_blank" xlink:show="new" text:style-name="Internet_20_link" text:visited-style-name="Visited_20_Internet_20_Link">Comprendre la Blockchain - U Change</text:a></text:p>
      <text:p text:style-name="Text_20_body">" La Blockchain, nouveau web ? À lire le livre blanc rédigé par Guillaume Buffet (le président de U, un cabinet de transformation numérique) et un com...</text:p>
      <text:p text:style-name="P3"><text:a xlink:type="simple" xlink:href="http://www.uchange.co/comprendre-la-blockchain/" office:target-frame-name="_blank" xlink:show="new" text:style-name="Internet_20_link" text:visited-style-name="Visited_20_Internet_20_Link">http://www.uchange.co/comprendre-la-blockchain/</text:a></text:p>
      <text:h text:style-name="P66" text:outline-level="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0:28:05.977649228</meta:creation-date>
    <dc:date>2017-04-21T14:28:46.037426088</dc:date>
    <meta:editing-duration>PT1H1M4S</meta:editing-duration>
    <meta:editing-cycles>9</meta:editing-cycles>
    <meta:generator>LibreOffice/4.4.6.3$Linux_x86 LibreOffice_project/40m0$Build-3</meta:generator>
    <meta:document-statistic meta:table-count="0" meta:image-count="0" meta:object-count="0" meta:page-count="28" meta:paragraph-count="360" meta:word-count="2891" meta:character-count="22052" meta:non-whitespace-character-count="19494"/>
  </office:meta>
</office:document-meta>
</file>